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26ca" officeooo:paragraph-rsid="000c26ca"/>
    </style:style>
    <style:style style:name="P2" style:family="paragraph" style:parent-style-name="Standard">
      <style:text-properties officeooo:rsid="000d4d9a" officeooo:paragraph-rsid="000d4d9a"/>
    </style:style>
    <style:style style:name="P3" style:family="paragraph" style:parent-style-name="Standard">
      <style:text-properties officeooo:rsid="00113d8a" officeooo:paragraph-rsid="00113d8a"/>
    </style:style>
    <style:style style:name="P4" style:family="paragraph" style:parent-style-name="Standard">
      <style:text-properties officeooo:rsid="0014ba37" officeooo:paragraph-rsid="0014ba37"/>
    </style:style>
    <style:style style:name="P5" style:family="paragraph" style:parent-style-name="Standard">
      <style:text-properties officeooo:rsid="0014eb69" officeooo:paragraph-rsid="0014eb69"/>
    </style:style>
    <style:style style:name="P6" style:family="paragraph" style:parent-style-name="Standard">
      <style:text-properties officeooo:paragraph-rsid="0014eb69"/>
    </style:style>
    <style:style style:name="P7" style:family="paragraph" style:parent-style-name="Standard">
      <style:text-properties officeooo:rsid="0015673b" officeooo:paragraph-rsid="0015673b"/>
    </style:style>
    <style:style style:name="P8" style:family="paragraph" style:parent-style-name="Standard">
      <style:text-properties officeooo:rsid="001853bf" officeooo:paragraph-rsid="001853bf"/>
    </style:style>
    <style:style style:name="P9" style:family="paragraph" style:parent-style-name="Standard">
      <style:text-properties officeooo:rsid="001974be" officeooo:paragraph-rsid="001974be"/>
    </style:style>
    <style:style style:name="P10" style:family="paragraph" style:parent-style-name="Standard">
      <style:text-properties officeooo:rsid="001ac9ee" officeooo:paragraph-rsid="001ac9ee"/>
    </style:style>
    <style:style style:name="P11" style:family="paragraph" style:parent-style-name="Standard">
      <style:text-properties officeooo:rsid="001b4da4" officeooo:paragraph-rsid="001b4da4"/>
    </style:style>
    <style:style style:name="P12" style:family="paragraph" style:parent-style-name="Standard">
      <style:text-properties officeooo:rsid="001ce09f" officeooo:paragraph-rsid="001ce09f"/>
    </style:style>
    <style:style style:name="P13" style:family="paragraph" style:parent-style-name="Standard">
      <style:text-properties officeooo:paragraph-rsid="0020a5d0"/>
    </style:style>
    <style:style style:name="P14" style:family="paragraph" style:parent-style-name="Standard">
      <style:text-properties officeooo:rsid="00234158" officeooo:paragraph-rsid="00234158"/>
    </style:style>
    <style:style style:name="P15" style:family="paragraph" style:parent-style-name="Standard">
      <style:text-properties officeooo:rsid="002603ff" officeooo:paragraph-rsid="002603ff"/>
    </style:style>
    <style:style style:name="P16" style:family="paragraph" style:parent-style-name="Standard">
      <style:text-properties fo:font-weight="bold" officeooo:paragraph-rsid="0020a5d0" style:font-weight-asian="bold" style:font-weight-complex="bold"/>
    </style:style>
    <style:style style:name="P17" style:family="paragraph" style:parent-style-name="Standard">
      <style:text-properties fo:font-weight="bold" officeooo:rsid="00221b74" officeooo:paragraph-rsid="00221b74" style:font-weight-asian="bold" style:font-weight-complex="bold"/>
    </style:style>
    <style:style style:name="P18" style:family="paragraph" style:parent-style-name="Standard">
      <style:text-properties fo:font-weight="bold" officeooo:rsid="00234158" officeooo:paragraph-rsid="00234158" style:font-weight-asian="bold" style:font-weight-complex="bold"/>
    </style:style>
    <style:style style:name="P19" style:family="paragraph" style:parent-style-name="Standard">
      <style:text-properties fo:font-weight="bold" officeooo:rsid="002601c2" officeooo:paragraph-rsid="002601c2" style:font-weight-asian="bold" style:font-weight-complex="bold"/>
    </style:style>
    <style:style style:name="P20" style:family="paragraph" style:parent-style-name="Standard">
      <style:text-properties fo:font-weight="bold" officeooo:rsid="002603ff" officeooo:paragraph-rsid="002603ff" style:font-weight-asian="bold" style:font-weight-complex="bold"/>
    </style:style>
    <style:style style:name="P21" style:family="paragraph" style:parent-style-name="Standard">
      <style:text-properties officeooo:rsid="00294485" officeooo:paragraph-rsid="00294485"/>
    </style:style>
    <style:style style:name="P22" style:family="paragraph" style:parent-style-name="Standard">
      <style:text-properties officeooo:rsid="0029e484" officeooo:paragraph-rsid="00294485"/>
    </style:style>
    <style:style style:name="P23" style:family="paragraph" style:parent-style-name="Standard">
      <style:text-properties officeooo:rsid="0029e484" officeooo:paragraph-rsid="0029e484"/>
    </style:style>
    <style:style style:name="P2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d4d9a" officeooo:paragraph-rsid="000d4d9a"/>
    </style:style>
    <style:style style:name="P25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26" style:family="paragraph" style:parent-style-name="Preformatted_20_Text">
      <loext:graphic-properties draw:fill="none" draw:fill-color="#ffffff"/>
      <style:paragraph-properties fo:margin-left="0in" fo:margin-right="0in" fo:margin-top="0in" fo:margin-bottom="0in" loext:contextual-spacing="false" fo:text-indent="0in" style:auto-text-indent="false" fo:background-color="transparent" fo:padding="0in" fo:border="none"/>
      <style:text-properties fo:color="#000000" style:font-name="monospace" loext:padding="0in" loext:border="none"/>
    </style:style>
    <style:style style:name="P27" style:family="paragraph" style:parent-style-name="Preformatted_20_Text">
      <style:text-properties fo:color="#000000" style:font-name="monospace" officeooo:rsid="002603ff" officeooo:paragraph-rsid="002603ff" loext:padding="0in" loext:border="none"/>
    </style:style>
    <style:style style:name="P28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style:font-name="monospace" loext:padding="0in" loext:border="none"/>
    </style:style>
    <style:style style:name="P29" style:family="paragraph" style:parent-style-name="Standard">
      <style:text-properties officeooo:rsid="000c26ca" officeooo:paragraph-rsid="000c26ca"/>
    </style:style>
    <style:style style:name="P30" style:family="paragraph" style:parent-style-name="Standard">
      <style:text-properties officeooo:rsid="002a281c" officeooo:paragraph-rsid="002a281c"/>
    </style:style>
    <style:style style:name="P31" style:family="paragraph" style:parent-style-name="Standard">
      <style:text-properties officeooo:rsid="002b2281" officeooo:paragraph-rsid="002b2281"/>
    </style:style>
    <style:style style:name="P32" style:family="paragraph" style:parent-style-name="Standard">
      <style:text-properties officeooo:rsid="002b2281" officeooo:paragraph-rsid="002c1f45"/>
    </style:style>
    <style:style style:name="P33" style:family="paragraph" style:parent-style-name="Standard">
      <style:text-properties officeooo:rsid="0014ba37" officeooo:paragraph-rsid="002b2281"/>
    </style:style>
    <style:style style:name="P34" style:family="paragraph" style:parent-style-name="Standard">
      <style:text-properties officeooo:paragraph-rsid="002b2281"/>
    </style:style>
    <style:style style:name="P35" style:family="paragraph" style:parent-style-name="Standard">
      <style:text-properties officeooo:paragraph-rsid="002c1f45"/>
    </style:style>
    <style:style style:name="T1" style:family="text">
      <style:text-properties officeooo:rsid="0014eb69"/>
    </style:style>
    <style:style style:name="T2" style:family="text">
      <style:text-properties officeooo:rsid="001ac9ee"/>
    </style:style>
    <style:style style:name="T3" style:family="text">
      <style:text-properties officeooo:rsid="001c8376"/>
    </style:style>
    <style:style style:name="T4" style:family="text">
      <style:text-properties officeooo:rsid="001d15e7"/>
    </style:style>
    <style:style style:name="T5" style:family="text">
      <style:text-properties officeooo:rsid="0020a5d0"/>
    </style:style>
    <style:style style:name="T6" style:family="text">
      <style:text-properties officeooo:rsid="002601c2"/>
    </style:style>
    <style:style style:name="T7" style:family="text">
      <style:text-properties officeooo:rsid="0027361f"/>
    </style:style>
    <style:style style:name="T8" style:family="text">
      <style:text-properties officeooo:rsid="002b2281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9pt" officeooo:rsid="002b2281" style:font-size-asian="9pt" style:font-size-complex="9pt"/>
    </style:style>
    <style:style style:name="T11" style:family="text">
      <style:text-properties fo:font-size="9pt" officeooo:rsid="002c1f45" style:font-size-asian="9pt" style:font-size-complex="9pt"/>
    </style:style>
    <style:style style:name="T12" style:family="text">
      <style:text-properties fo:font-size="9pt" officeooo:rsid="002c926f" style:font-size-asian="9pt" style:font-size-complex="9pt"/>
    </style:style>
    <style:style style:name="T13" style:family="text">
      <style:text-properties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tab/><text:tab/><text:tab/><text:tab/><text:tab/> <text:s text:c="5"/>0.9474</text:p>
      <text:p text:style-name="P31"><text:tab/><text:tab/><text:tab/><text:tab/><text:tab/>/<text:tab/><text:tab/>\</text:p>
      <text:p text:style-name="P31"><text:tab/><text:tab/><text:tab/><text:tab/> <text:s text:c="9"/>/<text:tab/><text:tab/><text:tab/> <text:s/>\</text:p>
      <text:p text:style-name="P31"><text:tab/><text:tab/> <text:s text:c="6"/>0.9472 <text:s/><text:tab/><text:tab/><text:tab/><text:tab/> <text:s text:c="3"/>0.9471</text:p>
      <text:p text:style-name="P31"><text:tab/><text:tab/>/<text:tab/><text:tab/>\<text:tab/><text:tab/><text:tab/><text:tab/></text:p>
      <text:p text:style-name="P31"><text:tab/>0.9462 <text:tab/> <text:s text:c="12"/>0.9470</text:p>
      <text:p text:style-name="P31"><text:tab/><text:tab/><text:tab/><text:tab/>/<text:tab/>\</text:p>
      <text:p text:style-name="P34"><text:span text:style-name="T8"><text:tab/><text:tab/><text:tab/> <text:s/>0.9449<text:tab/>0.9459 (</text:span><text:a xlink:type="simple" xlink:href="https://www.kaggle.com/shonenkov/tpu-inference-super-fast-xlmroberta" text:style-name="Internet_20_link" text:visited-style-name="Visited_20_Internet_20_Link"><text:span text:style-name="T13">https://www.kaggle.com/shonenkov/tpu-inference-super-fast-xlmroberta</text:span></text:a><text:span text:style-name="T8">)</text:span></text:p>
      <text:p text:style-name="P31"><text:tab/><text:tab/><text:tab/>/ <text:s text:c="9"/>\</text:p>
      <text:p text:style-name="P32"><text:tab/><text:tab/> <text:s/><text:span text:style-name="T9"><text:s text:c="3"/>0.9416 <text:s text:c="11"/>0.9411</text:span></text:p>
      <text:p text:style-name="P32"><text:span text:style-name="T9"><text:tab/><text:tab/><text:tab/><text:tab/>/ <text:s text:c="5"/></text:span><text:span text:style-name="T11">\</text:span><text:span text:style-name="T9"> <text:tab/></text:span><text:span text:style-name="T11"> </text:span></text:p>
      <text:p text:style-name="P35"><text:span text:style-name="T10"><text:tab/><text:tab/><text:tab/> <text:s text:c="7"/></text:span><text:span text:style-name="T11">0.9377 <text:s/>0.9380</text:span></text:p>
      <text:p text:style-name="P35"><text:span text:style-name="T11"><text:tab/><text:tab/><text:tab/><text:tab/> <text:s text:c="9"/>/ <text:s text:c="8"/>\</text:span></text:p>
      <text:p text:style-name="P35"><text:span text:style-name="T11"><text:tab/><text:tab/><text:tab/><text:tab/> <text:s text:c="5"/>v1421 <text:s text:c="3"/>v9</text:span><text:span text:style-name="T12">3</text:span><text:span text:style-name="T11">5</text:span></text:p>
      <text:p text:style-name="P34"><text:span text:style-name="T10"><text:tab/></text:span></text:p>
      <text:p text:style-name="P34"><text:span text:style-name="T10"/></text:p>
      <text:p text:style-name="P35"><text:span text:style-name="T10"><text:s text:c="2"/>0.9416 <text:s text:c="3"/></text:span><text:span text:style-name="T11">= </text:span><text:span text:style-name="T10">(</text:span><text:a xlink:type="simple" xlink:href="https://www.kaggle.com/shonenkov/tpu-training-super-fast-xlmroberta" text:style-name="Internet_20_link" text:visited-style-name="Visited_20_Internet_20_Link"><text:span text:style-name="T9">https://www.kaggle.com/shonenkov/tpu-training-super-fast-xlmroberta</text:span></text:a><text:span text:style-name="T10">)</text:span></text:p>
      <text:p text:style-name="P31"><text:span text:style-name="T9"/></text:p>
      <text:p text:style-name="P31"><text:span text:style-name="T9"/></text:p>
      <text:p text:style-name="P31"><text:span text:style-name="T9"/></text:p>
      <text:p text:style-name="P31"><text:span text:style-name="T9"/></text:p>
      <text:p text:style-name="P31"><text:span text:style-name="T9"/></text:p>
      <text:p text:style-name="P31"/>
      <text:p text:style-name="P31"/>
      <text:p text:style-name="P30"/>
      <text:p text:style-name="P30">49+31 → +059 + 062 </text:p>
      <text:p text:style-name="P1"/>
      <text:p text:style-name="P1"/>
      <text:p text:style-name="P1">V4 – обучение берта на английском датасете toxic</text:p>
      <text:p text:style-name="P1">V5 – файн тюнинг (6 разбивок) последней модели /home/kb/logs/jigsaw/jigsaw_v4_distilbert/04_16_2020__00_50_07_server_lr00001/learn_toxic/checkpoints/last.pth </text:p>
      <text:p text:style-name="P1"/>
      <text:p text:style-name="P1">в итоге засабмитил ее best (по loss) и жду результата. </text:p>
      <text:p text:style-name="P1"/>
      <text:p text:style-name="P1">Далее озаботился тем, чтобы брать best по auc и сделал версию </text:p>
      <text:p text:style-name="P1">V6 – которая фактически v5, у которой добавлены 2 строчки в раннер</text:p>
      <text:p text:style-name="P1"/>
      <text:p text:style-name="P1"><text:s text:c="12"/>main_metric='auc/_mean',</text:p>
      <text:p text:style-name="P1"><text:s text:c="12"/>minimize_metric=False</text:p>
      <text:p text:style-name="P1"/>
      <text:p text:style-name="P1">запустил ее на десктопе</text:p>
      <text:p text:style-name="P1"/>
      <text:p text:style-name="P1">V7 – это добавление тех же 2 строк в v4 – то есть первый уровень</text:p>
      <text:p text:style-name="P1"/>
      <text:p text:style-name="P2">V8 – будет дообучение V7 версии – пока думаю как</text:p>
      <text:p text:style-name="P2"/>
      <text:p text:style-name="P2"/>
      <text:p text:style-name="P2"/>
      <text:p text:style-name="P24"/>
      <text:p text:style-name="P2">На инференсе у меня языки:</text:p>
      <text:p text:style-name="P2">1) которые я видел чуть-чуть</text:p>
      <text:p text:style-name="P2"><text:tab/>а) </text:p>
      <text:p text:style-name="P2"/>
      <text:p text:style-name="P2"/>
      <text:p text:style-name="P3"><text:soft-page-break/>В итоге в 71 обучил на английском корпусе XLNet с FocalLoss - </text:p>
      <text:p text:style-name="P3">Top best models:</text:p>
      <text:p text:style-name="P3">/home/kb/logs/jigsaw/jigsaw_v7_distilbert_v4_with_main_auc/04_24_2020__01_03_40_server_str100_lr3e-05/learn_toxic/checkpoints/train.195.pth<text:tab/>0.8229</text:p>
      <text:p text:style-name="P3"/>
      <text:p text:style-name="P3"/>
      <text:p text:style-name="P3"/>
      <text:p text:style-name="P4">итого в v73 – что-то обучилось – можно пофайнтюнить</text:p>
      <text:p text:style-name="P33">Но вообще идея такая – взять сначала дообучить</text:p>
      <text:p text:style-name="P33"><text:s/>последний слой, а потом все остальные вместе</text:p>
      <text:p text:style-name="P4"/>
      <text:p text:style-name="P4"/>
      <text:p text:style-name="P7">v81</text:p>
      <text:p text:style-name="P6"><text:span text:style-name="T1">итого первый этап roberta base </text:span>04_29_2020__09_33_23_lr1e-05_dr035 <text:span text:style-name="T1">на валидации хуже чем distilbert – и это валидация на переводах</text:span></text:p>
      <text:p text:style-name="P6"/>
      <text:p text:style-name="P6"/>
      <text:p text:style-name="P6"/>
      <text:p text:style-name="P6">jigsaw_v9_xlm_roberta_large – <text:span text:style-name="T1">здесь все с валидацией на исходных – запустил</text:span></text:p>
      <text:p text:style-name="P5">1) large – fp16 – 2 эпохи лажа</text:p>
      <text:p text:style-name="P5">2) base – fp16 – проверить</text:p>
      <text:p text:style-name="P6"><text:span text:style-name="T1">3) на десктопе base без fp16 – здесь в единственном случае получилось 0.85 на не переведенной валидации </text:span>04_30_2020__09_05_37_lr1e-05_dr02_base_nofp16</text:p>
      <text:p text:style-name="P6"/>
      <text:p text:style-name="P6"/>
      <text:p text:style-name="P6"/>
      <text:p text:style-name="P8">bs=64</text:p>
      <text:p text:style-name="P8"/>
      <text:p text:style-name="P8">35 мин 8500 <text:span text:style-name="T2">0</text:span></text:p>
      <text:p text:style-name="P8">35 мин 7600 <text:span text:style-name="T2">1</text:span></text:p>
      <text:p text:style-name="P9">32 мин 5967 <text:span text:style-name="T2">2</text:span></text:p>
      <text:p text:style-name="P9">30 мин 4773 <text:span text:style-name="T2">3</text:span></text:p>
      <text:p text:style-name="P9"/>
      <text:p text:style-name="P10">4GPU </text:p>
      <text:p text:style-name="P10"/>
      <text:p text:style-name="P10">20 мин 8591 0</text:p>
      <text:p text:style-name="P10">20 мин 9130 1</text:p>
      <text:p text:style-name="P11">16 мин 6121 2</text:p>
      <text:p text:style-name="P11">15 мин 4772 3</text:p>
      <text:p text:style-name="P11"/>
      <text:p text:style-name="P11"/>
      <text:p text:style-name="P11">jigsaw_v9_xlm_roberta_base_fp02 – <text:span text:style-name="T3">а это с fp16 o2 на одной rtx – поулчилось на валидации (исходной чуть меньше 0.875)</text:span></text:p>
      <text:p text:style-name="P11">05_01_2020__19_07_34_lr1e-05_dr02_base_toofp16</text:p>
      <text:p text:style-name="P11"/>
      <text:p text:style-name="P11"/>
      <text:p text:style-name="P12">Забавно, что с fp16 получилось получше</text:p>
      <text:p text:style-name="P12"/>
      <text:p text:style-name="P12"/>
      <text:p text:style-name="P12">jigsaw_v9_xlm_roberta_large_fp02_layer10fr</text:p>
      <text:p text:style-name="P12">05_02_2020__12_43_09_lr1e-05_dr02_base_toofp16 <text:span text:style-name="T4">0.9 получил зафризив половину сетки в large </text:span></text:p>
      <text:p text:style-name="P12"><text:soft-page-break/></text:p>
      <text:p text:style-name="P12"/>
      <text:p text:style-name="P12"/>
      <text:p text:style-name="P12"/>
      <text:p text:style-name="P13"><text:span text:style-name="T5">ЗАПОМНИТЬ ЛУЧШИЙ ПОКА </text:span>05_04_2020__17_33_05_server_lr1e-05_vld_vlden_psd_myback_in_trn <text:span text:style-name="T5">где 0.945</text:span></text:p>
      <text:p text:style-name="P13"/>
      <text:p text:style-name="P13"/>
      <text:p text:style-name="P13"/>
      <text:p text:style-name="P13"/>
      <text:p text:style-name="P13"/>
      <text:p text:style-name="P16"/>
      <text:p text:style-name="P17"><text:span text:style-name="T6">1. </text:span>последняя идея – передавать язык на вход</text:p>
      <text:p text:style-name="P18">[cls]russian[sep]…..[sep]</text:p>
      <text:p text:style-name="P19">2. это конечно треш, но со временем обучения сетка все лучше понимает es/it и все хуже tr – можно же по отдельности их обучать!</text:p>
      <text:p text:style-name="P19"/>
      <text:p text:style-name="P20">Нужно вывести видимо и для других языков auc на тесте и выявить динамику. Либо вообще каждый язык отдельно тренировать. <text:span text:style-name="T7">Возможно это вообще ключ, потому что лучшее по турецкому языку было на 1 эпохе, а для двух других в самом конце.</text:span></text:p>
      <text:p text:style-name="P21">В данный момент лучший способ обучения – это все в кучу. Так может обучить отдельно каждый язык?) может колбек свой дописать</text:p>
      <text:p text:style-name="P22">, </text:p>
      <text:p text:style-name="P15"/>
      <text:p text:style-name="P23">Похоже что лучшая эпоха для es и it одна и та же типа 10я</text:p>
      <text:p text:style-name="P27">1/300 * Epoch (train): <text:s text:c="2"/>0% 26/38930 [00:06&lt;2:27:39, <text:s/>4.39it/s, loss=0.053]Gradient overflow. <text:s/>Skipping step, loss scaler 0 reducing loss scale to 32768.0</text:p>
      <text:p text:style-name="P28">1/300 * Epoch (train): <text:s text:c="2"/>0% 104/38930 [00:24&lt;2:27:47, <text:s/>4.38it/s, loss=0.063]Gradient overflow. <text:s/>Skipping step, loss scaler 0 reducing loss scale to 16384.0</text:p>
      <text:p text:style-name="P28">1/300 * Epoch (train): <text:s text:c="2"/>1% 243/38930 [00:56&lt;2:29:07, <text:s/>4.32it/s, loss=0.034]Gradient overflow. <text:s/>Skipping step, loss scaler 0 reducing loss scale to 8192.0</text:p>
      <text:p text:style-name="P28">1/300 * Epoch (train): <text:s text:c="2"/>2% 866/38930 [03:19&lt;2:28:22, <text:s/>4.28it/s, loss=0.030]Gradient overflow. <text:s/>Skipping step, loss scaler 0 reducing loss scale to 4096.0</text:p>
      <text:p text:style-name="P28">1/300 * Epoch (train): <text:s text:c="2"/>9% 3585/38930 [13:57&lt;2:16:58, <text:s/>4.30it/s, loss=0.024]Gradient overflow. <text:s/>Skipping step, loss scaler 0 reducing loss scale to 4096.0</text:p>
      <text:p text:style-name="P28">1/300 * Epoch (train): <text:s/>21% 8045/38930 [31:33&lt;2:05:12, <text:s/>4.11it/s, loss=0.015]Gradient overflow. <text:s/>Skipping step, loss scaler 0 reducing loss scale to 8192.0</text:p>
      <text:p text:style-name="P28">1/300 * Epoch (train): <text:s/>21% 8224/38930 [32:17&lt;2:03:25, <text:s/>4.15it/s, loss=0.016]Gradient overflow. <text:s/>Skipping step, loss scaler 0 reducing loss scale to 4096.0</text:p>
      <text:p text:style-name="P28">1/300 * Epoch (train): <text:s/>26% 9932/38930 [39:05&lt;1:53:54, <text:s/>4.24it/s, loss=0.023]Gradient overflow. <text:s/>Skipping step, loss scaler 0 reducing loss scale to 2048.0</text:p>
      <text:p text:style-name="P28">1/300 * Epoch (train): <text:s/>38% 14644/38930 [57:28&lt;1:33:52, <text:s/>4.31it/s, loss=0.016]Gradient overflow. <text:s/>Skipping step, loss scaler 0 reducing loss scale to 4096.0</text:p>
      <text:p text:style-name="P28">1/300 * Epoch (train): <text:s/>54% 21068/38930 [1:22:25&lt;1:09:01, <text:s/>4.31it/s, loss=0.015]Gradient overflow. <text:s/>Skipping step, loss scaler 0 reducing loss scale to 16384.0</text:p>
      <text:p text:style-name="P28"><text:soft-page-break/>1/300 * Epoch (train): <text:s/>56% 21746/38930 [1:25:02&lt;1:06:28, <text:s/>4.31it/s, loss=0.017]Gradient overflow. <text:s/>Skipping step, loss scaler 0 reducing loss scale to 8192.0</text:p>
      <text:p text:style-name="P28">1/300 * Epoch (train): <text:s/>57% 22198/38930 [1:26:47&lt;1:04:42, <text:s/>4.31it/s, loss=0.013]Gradient overflow. <text:s/>Skipping step, loss scaler 0 reducing loss scale to 4096.0</text:p>
      <text:p text:style-name="P28">1/300 * Epoch (train): <text:s/>70% 27159/38930 [1:46:00&lt;45:43, <text:s/>4.29it/s, loss=0.010] <text:s/>Gradient overflow. <text:s/>Skipping step, loss scaler 0 reducing loss scale to 8192.0</text:p>
      <text:p text:style-name="P28">1/300 * Epoch (train): <text:s/>76% 29652/38930 [1:55:39&lt;35:59, <text:s/>4.30it/s, loss=0.017]Gradient overflow. <text:s/>Skipping step, loss scaler 0 reducing loss scale to 8192.0</text:p>
      <text:p text:style-name="P28">1/300 * Epoch (train): <text:s/>91% 35447/38930 [2:18:06&lt;13:29, <text:s/>4.30it/s, loss=0.009] <text:s text:c="3"/>Gradient overflow. <text:s/>Skipping step, loss scaler 0 reducing loss scale to 16384.0</text:p>
      <text:p text:style-name="P28">1/300 * Epoch (train): <text:s/>95% 36827/38930 [2:23:27&lt;08:09, <text:s/>4.29it/s, loss=0.008]Gradient overflow. <text:s/>Skipping step, loss scaler 0 reducing loss scale to 8192.0</text:p>
      <text:p text:style-name="P28">1/300 * Epoch (train): 100% 38930/38930 [2:31:37&lt;00:00, <text:s/>4.28it/s, loss=0.003]</text:p>
      <text:p text:style-name="P28">1/300 * Epoch (valid): 100% 50/50 [00:03&lt;00:00, 14.74it/s, loss=0.036]</text:p>
      <text:p text:style-name="P28">1/300 * Epoch (valid_es): 100% 16/16 [00:01&lt;00:00, 11.93it/s, loss=0.054]</text:p>
      <text:p text:style-name="P28">1/300 * Epoch (valid_it): 100% 16/16 [00:01&lt;00:00, 11.99it/s, loss=0.010]</text:p>
      <text:p text:style-name="P28">1/300 * Epoch (valid_tr): 100% 19/19 [00:01&lt;00:00, 12.33it/s, loss=0.014] <text:s text:c="2"/></text:p>
      <text:p text:style-name="P28">[2020-05-10 01:09:42,406] </text:p>
      <text:p text:style-name="P28">1/300 * Epoch 1 (_base): lr=1.000e-05 | momentum=0.9000</text:p>
      <text:p text:style-name="P28">1/300 * Epoch 1 (train): auc/_mean=0.9746 | auc/class_0=0.9746 | loss=0.0150</text:p>
      <text:p text:style-name="P28">1/300 * Epoch 1 (valid): auc/_mean=0.9380 | auc/class_0=0.9380 | es_auc/_mean=0.9137 | es_auc/class_0=0.9137 | es_loss=0.0284 | it_auc/_mean=0.9018 | it_auc/class_0=0.9018 | it_loss=0.0272 | loss=0.0201 | tr_auc/_mean=0.9851 | tr_auc/class_0=0.9851 | tr_loss=0.0081</text:p>
      <text:p text:style-name="P28">1/300 * Epoch 1 (valid_es): auc/_mean=0.9137 | auc/class_0=0.9137 | loss=0.0284</text:p>
      <text:p text:style-name="P28">1/300 * Epoch 1 (valid_it): auc/_mean=0.9018 | auc/class_0=0.9018 | loss=0.0272</text:p>
      <text:p text:style-name="P28">1/300 * Epoch 1 (valid_tr): auc/_mean=0.9851 | auc/class_0=0.9851 | loss=0.0081</text:p>
      <text:p text:style-name="P28">2/300 * Epoch (train): <text:s text:c="2"/>8% 3094/38930 [11:54&lt;2:18:13, <text:s/>4.32it/s, loss=0.015]Gradient overflow. <text:s/>Skipping step, loss scaler 0 reducing loss scale to 16384.0</text:p>
      <text:p text:style-name="P28">2/300 * Epoch (train): <text:s/>19% 7277/38930 [28:01&lt;2:02:07, <text:s/>4.32it/s, loss=0.005]Gradient overflow. <text:s/>Skipping step, loss scaler 0 reducing loss scale to 32768.0</text:p>
      <text:p text:style-name="P28">2/300 * Epoch (train): <text:s/>29% 11195/38930 [43:08&lt;1:46:48, <text:s/>4.33it/s, loss=0.015]Gradient overflow. <text:s/>Skipping step, loss scaler 0 reducing loss scale to 32768.0</text:p>
      <text:p text:style-name="P28">2/300 * Epoch (train): <text:s/>32% 12596/38930 [48:32&lt;1:41:35, <text:s/>4.32it/s, loss=0.012] <text:s text:c="3"/>Gradient overflow. <text:s/>Skipping step, loss scaler 0 reducing loss scale to 16384.0</text:p>
      <text:p text:style-name="P28">2/300 * Epoch (train): <text:s/>33% 12930/38930 [49:49&lt;1:40:10, <text:s/>4.33it/s, loss=0.019]Gradient overflow. <text:s/>Skipping step, loss scaler 0 reducing loss scale to 8192.0</text:p>
      <text:p text:style-name="P28">2/300 * Epoch (train): <text:s/>49% 19043/38930 [1:13:25&lt;1:16:47, <text:s/>4.32it/s, loss=0.006] <text:s text:c="3"/>Gradient overflow. <text:s/>Skipping step, loss scaler 0 reducing loss scale to 32768.0</text:p>
      <text:p text:style-name="P28">2/300 * Epoch (train): <text:s/>50% 19353/38930 [1:14:36&lt;1:15:29, <text:s/>4.32it/s, loss=0.002]Gradient overflow. <text:s/>Skipping step, loss scaler 0 reducing loss scale to 16384.0</text:p>
      <text:p text:style-name="P28">2/300 * Epoch (train): <text:s/>51% 19749/38930 [1:16:08&lt;1:14:00, <text:s/>4.32it/s, loss=0.008] <text:s text:c="3"/>Gradient overflow. <text:s/>Skipping step, loss scaler 0 reducing loss scale to 8192.0</text:p>
      <text:p text:style-name="P28">2/300 * Epoch (train): <text:s/>55% 21363/38930 [1:22:22&lt;1:07:50, <text:s/>4.32it/s, loss=0.007] <text:s text:c="3"/>Gradient overflow. <text:s/>Skipping step, loss scaler 0 reducing loss scale to 4096.0</text:p>
      <text:p text:style-name="P28">2/300 * Epoch (train): <text:s/>75% 29389/38930 [1:53:24&lt;37:06, <text:s/>4.29it/s, loss=0.007] <text:s text:c="5"/>Gradient overflow. <text:s/>Skipping step, loss scaler 0 reducing loss scale to 32768.0</text:p>
      <text:p text:style-name="P28">2/300 * Epoch (train): <text:s/>86% 33473/38930 [2:09:14&lt;21:11, <text:s/>4.29it/s, loss=0.003] <text:s text:c="3"/>Gradient overflow. <text:s/>Skipping step, loss scaler 0 reducing loss scale to 65536.0</text:p>
      <text:p text:style-name="P28">2/300 * Epoch (train): <text:s/>93% 36066/38930 [2:19:17&lt;11:05, <text:s/>4.30it/s, loss=0.004] <text:s text:c="3"/>Gradient overflow. <text:s/>Skipping step, loss scaler 0 reducing loss scale to 65536.0</text:p>
      <text:p text:style-name="P28">2/300 * Epoch (train): <text:s/>94% 36637/38930 [2:21:29&lt;08:53, <text:s/>4.30it/s, loss=0.015] <text:s text:c="3"/>Gradient overflow. <text:s/>Skipping step, loss scaler 0 reducing loss scale to 32768.0</text:p>
      <text:p text:style-name="P28"><text:soft-page-break/>2/300 * Epoch (train): 100% 38930/38930 [2:30:23&lt;00:00, <text:s/>4.31it/s, loss=0.004] <text:s text:c="3"/></text:p>
      <text:p text:style-name="P28">2/300 * Epoch (valid): 100% 50/50 [00:03&lt;00:00, 14.76it/s, loss=0.042]</text:p>
      <text:p text:style-name="P28">2/300 * Epoch (valid_es): 100% 16/16 [00:01&lt;00:00, 12.03it/s, loss=0.085]</text:p>
      <text:p text:style-name="P28">2/300 * Epoch (valid_it): 100% 16/16 [00:01&lt;00:00, 11.77it/s, loss=0.010]</text:p>
      <text:p text:style-name="P28">2/300 * Epoch (valid_tr): 100% 19/19 [00:01&lt;00:00, 12.31it/s, loss=0.009] <text:s text:c="3"/></text:p>
      <text:p text:style-name="P28">[2020-05-10 03:41:41,514] </text:p>
      <text:p text:style-name="P28">2/300 * Epoch 2 (_base): lr=1.000e-05 | momentum=0.9000</text:p>
      <text:p text:style-name="P28">2/300 * Epoch 2 (train): auc/_mean=0.9871 | auc/class_0=0.9871 | loss=0.0104</text:p>
      <text:p text:style-name="P28">2/300 * Epoch 2 (valid): auc/_mean=0.9394 | auc/class_0=0.9394 | es_auc/_mean=0.9138 | es_auc/class_0=0.9138 | es_loss=0.0335 | it_auc/_mean=0.9102 | it_auc/class_0=0.9102 | it_loss=0.0316 | loss=0.0230 | tr_auc/_mean=0.9838 | tr_auc/class_0=0.9838 | tr_loss=0.0089</text:p>
      <text:p text:style-name="P28">2/300 * Epoch 2 (valid_es): auc/_mean=0.9138 | auc/class_0=0.9138 | loss=0.0335</text:p>
      <text:p text:style-name="P28">2/300 * Epoch 2 (valid_it): auc/_mean=0.9102 | auc/class_0=0.9102 | loss=0.0316</text:p>
      <text:p text:style-name="P28">2/300 * Epoch 2 (valid_tr): auc/_mean=0.9838 | auc/class_0=0.9838 | loss=0.0089</text:p>
      <text:p text:style-name="P28">3/300 * Epoch (train): <text:s text:c="2"/>3% 1232/38930 [04:43&lt;2:24:58, <text:s/>4.33it/s, loss=0.004] <text:s text:c="3"/>Gradient overflow. <text:s/>Skipping step, loss scaler 0 reducing loss scale to 32768.0</text:p>
      <text:p text:style-name="P28">3/300 * Epoch (train): <text:s/>15% 5788/38930 [22:16&lt;2:07:46, <text:s/>4.32it/s, loss=0.007] <text:s text:c="3"/>Gradient overflow. <text:s/>Skipping step, loss scaler 0 reducing loss scale to 65536.0</text:p>
      <text:p text:style-name="P28">3/300 * Epoch (train): <text:s/>19% 7305/38930 [28:07&lt;2:01:59, <text:s/>4.32it/s, loss=0.005] <text:s text:c="3"/>Gradient overflow. <text:s/>Skipping step, loss scaler 0 reducing loss scale to 32768.0</text:p>
      <text:p text:style-name="P28">3/300 * Epoch (train): <text:s/>25% 9692/38930 [37:19&lt;1:52:50, <text:s/>4.32it/s, loss=0.005] <text:s text:c="3"/>Gradient overflow. <text:s/>Skipping step, loss scaler 0 reducing loss scale to 32768.0</text:p>
      <text:p text:style-name="P28">3/300 * Epoch (train): <text:s/>38% 14790/38930 [56:59&lt;1:33:20, <text:s/>4.31it/s, loss=0.007] <text:s text:c="3"/>Gradient overflow. <text:s/>Skipping step, loss scaler 0 reducing loss scale to 65536.0</text:p>
      <text:p text:style-name="P28">3/300 * Epoch (train): <text:s/>41% 15823/38930 [1:00:58&lt;1:29:17, <text:s/>4.31it/s, loss=0.010] <text:s/>Gradient overflow. <text:s/>Skipping step, loss scaler 0 reducing loss scale to 32768.0</text:p>
      <text:p text:style-name="P28">3/300 * Epoch (train): <text:s/>46% 18092/38930 [1:09:44&lt;1:20:23, <text:s/>4.32it/s, loss=0.009] <text:s text:c="3"/>Gradient overflow. <text:s/>Skipping step, loss scaler 0 reducing loss scale to 32768.0</text:p>
      <text:p text:style-name="P28">3/300 * Epoch (train): <text:s/>63% 24512/38930 [1:34:33&lt;55:44, <text:s/>4.31it/s, loss=0.002] <text:s text:c="5"/>Gradient overflow. <text:s/>Skipping step, loss scaler 0 reducing loss scale to 131072.0</text:p>
      <text:p text:style-name="P28">3/300 * Epoch (train): <text:s/>67% 25943/38930 [1:40:05&lt;50:11, <text:s/>4.31it/s, loss=0.003] <text:s text:c="3"/>Gradient overflow. <text:s/>Skipping step, loss scaler 0 reducing loss scale to 65536.0</text:p>
      <text:p text:style-name="P26">3/300 * Epoch (train): <text:s/>73% 28422/38930 [1:49:41&lt;40:37, <text:s/>4.31it/s, loss=0.007] <text:s text:c="3"/>Gradient overflow. <text:s/>Skipping step, loss scaler 0 reducing loss scale to 65536.0</text:p>
      <text:p text:style-name="P28">3/300 * Epoch (train): <text:s/>75% 29035/38930 [1:52:03&lt;38:25, <text:s/>4.29it/s, loss=0.011] <text:s text:c="3"/>Gradient overflow. <text:s/>Skipping step, loss scaler 0 reducing loss scale to 32768.0</text:p>
      <text:p text:style-name="P28">3/300 * Epoch (train): <text:s/>77% 29824/38930 [1:55:06&lt;35:18, <text:s/>4.30it/s, loss=0.003] <text:s text:c="3"/>Gradient overflow. <text:s/>Skipping step, loss scaler 0 reducing loss scale to 16384.0</text:p>
      <text:p text:style-name="P28">3/300 * Epoch (train): <text:s/>84% 32572/38930 [2:05:45&lt;24:39, <text:s/>4.30it/s, loss=0.011] <text:s text:c="3"/>Gradient overflow. <text:s/>Skipping step, loss scaler 0 reducing loss scale to 16384.0</text:p>
      <text:p text:style-name="P28">3/300 * Epoch (train): <text:s/>90% 35086/38930 [2:15:29&lt;14:53, <text:s/>4.30it/s, loss=0.009] <text:s text:c="3"/>Gradient overflow. <text:s/>Skipping step, loss scaler 0 reducing loss scale to 16384.0</text:p>
      <text:p text:style-name="P28">3/300 * Epoch (train): 100% 38930/38930 [2:30:22&lt;00:00, <text:s/>4.31it/s, loss=3.946e-04]</text:p>
      <text:p text:style-name="P28">3/300 * Epoch (valid): 100% 50/50 [00:03&lt;00:00, 14.74it/s, loss=0.052]</text:p>
      <text:p text:style-name="P28">3/300 * Epoch (valid_es): 100% 16/16 [00:01&lt;00:00, 12.22it/s, loss=0.093]</text:p>
      <text:p text:style-name="P28">3/300 * Epoch (valid_it): 100% 16/16 [00:01&lt;00:00, 12.05it/s, loss=0.014]</text:p>
      <text:p text:style-name="P28">3/300 * Epoch (valid_tr): 100% 19/19 [00:01&lt;00:00, 12.39it/s, loss=0.014] <text:s text:c="3"/></text:p>
      <text:p text:style-name="P28">[2020-05-10 06:13:54,965] </text:p>
      <text:p text:style-name="P28">3/300 * Epoch 3 (_base): lr=1.000e-05 | momentum=0.9000</text:p>
      <text:p text:style-name="P28">3/300 * Epoch 3 (train): auc/_mean=0.9923 | auc/class_0=0.9923 | loss=0.0080</text:p>
      <text:p text:style-name="P28">3/300 * Epoch 3 (valid): auc/_mean=0.9449 | auc/class_0=0.9449 | es_auc/_mean=0.9297 | es_auc/class_0=0.9297 | es_loss=0.0305 | it_auc/_mean=0.9178 | it_auc/class_0=0.9178 | it_loss=0.0322 | loss=0.0235 | tr_auc/_mean=0.9789 | tr_auc/class_0=0.9789 | tr_loss=0.0125</text:p>
      <text:p text:style-name="P28">3/300 * Epoch 3 (valid_es): auc/_mean=0.9297 | auc/class_0=0.9297 | loss=0.0305</text:p>
      <text:p text:style-name="P28">3/300 * Epoch 3 (valid_it): auc/_mean=0.9178 | auc/class_0=0.9178 | loss=0.0322</text:p>
      <text:p text:style-name="P28">3/300 * Epoch 3 (valid_tr): auc/_mean=0.9789 | auc/class_0=0.9789 | loss=0.0125</text:p>
      <text:p text:style-name="P28">4/300 * Epoch (train): <text:s text:c="2"/>0% 38/38930 [00:09&lt;2:27:53, <text:s/>4.38it/s, loss=0.006]Gradient overflow. <text:s/>Skipping step, loss scaler 0 reducing loss scale to 16384.0</text:p>
      <text:p text:style-name="P28"><text:soft-page-break/>4/300 * Epoch (train): <text:s/>16% 6222/38930 [23:55&lt;2:06:02, <text:s/>4.32it/s, loss=0.005] <text:s text:c="3"/>Gradient overflow. <text:s/>Skipping step, loss scaler 0 reducing loss scale to 65536.0</text:p>
      <text:p text:style-name="P28">4/300 * Epoch (train): <text:s/>16% 6338/38930 [24:22&lt;2:05:27, <text:s/>4.33it/s, loss=0.010] <text:s text:c="3"/>Gradient overflow. <text:s/>Skipping step, loss scaler 0 reducing loss scale to 32768.0</text:p>
      <text:p text:style-name="P28">4/300 * Epoch (train): <text:s/>24% 9395/38930 [36:09&lt;1:53:53, <text:s/>4.32it/s, loss=0.007] <text:s text:c="3"/>Gradient overflow. <text:s/>Skipping step, loss scaler 0 reducing loss scale to 32768.0</text:p>
      <text:p text:style-name="P28">4/300 * Epoch (train): <text:s/>35% 13559/38930 [52:12&lt;1:37:57, <text:s/>4.32it/s, loss=0.009] <text:s text:c="3"/>Gradient overflow. <text:s/>Skipping step, loss scaler 0 reducing loss scale to 65536.0</text:p>
      <text:p text:style-name="P28">4/300 * Epoch (train): <text:s/>40% 15618/38930 [1:00:08&lt;1:29:58, <text:s/>4.32it/s, loss=0.013] <text:s/>Gradient overflow. <text:s/>Skipping step, loss scaler 0 reducing loss scale to 65536.0</text:p>
      <text:p text:style-name="P28">4/300 * Epoch (train): <text:s/>41% 15988/38930 [1:01:34&lt;1:28:28, <text:s/>4.32it/s, loss=0.006] <text:s text:c="3"/>Gradient overflow. <text:s/>Skipping step, loss scaler 0 reducing loss scale to 32768.0</text:p>
      <text:p text:style-name="P28">4/300 * Epoch (train): <text:s/>54% 20961/38930 [1:20:50&lt;1:09:46, <text:s/>4.29it/s, loss=0.001] <text:s text:c="3"/>Gradient overflow. <text:s/>Skipping step, loss scaler 0 reducing loss scale to 65536.0</text:p>
      <text:p text:style-name="P28">4/300 * Epoch (train): <text:s/>56% 21923/38930 [1:24:34&lt;1:05:44, <text:s/>4.31it/s, loss=0.002] <text:s text:c="3"/>Gradient overflow. <text:s/>Skipping step, loss scaler 0 reducing loss scale to 32768.0</text:p>
      <text:p text:style-name="P28">4/300 * Epoch (train): <text:s/>68% 26318/38930 [1:41:34&lt;48:47, <text:s/>4.31it/s, loss=0.006] <text:s text:c="5"/>Gradient overflow. <text:s/>Skipping step, loss scaler 0 reducing loss scale to 65536.0</text:p>
      <text:p text:style-name="P28">4/300 * Epoch (train): <text:s/>70% 27096/38930 [1:44:35&lt;45:46, <text:s/>4.31it/s, loss=0.017] <text:s text:c="3"/>Gradient overflow. <text:s/>Skipping step, loss scaler 0 reducing loss scale to 32768.0</text:p>
      <text:p text:style-name="P28">4/300 * Epoch (train): <text:s/>75% 29145/38930 [1:52:30&lt;37:53, <text:s/>4.30it/s, loss=0.005] <text:s text:c="3"/>Gradient overflow. <text:s/>Skipping step, loss scaler 0 reducing loss scale to 32768.0</text:p>
      <text:p text:style-name="P28">4/300 * Epoch (train): <text:s/>81% 31607/38930 [2:02:02&lt;28:25, <text:s/>4.29it/s, loss=0.006] <text:s text:c="3"/>Gradient overflow. <text:s/>Skipping step, loss scaler 0 reducing loss scale to 32768.0</text:p>
      <text:p text:style-name="P28">4/300 * Epoch (train): <text:s/>86% 33364/38930 [2:08:51&lt;21:31, <text:s/>4.31it/s, loss=0.009] <text:s text:c="3"/>Gradient overflow. <text:s/>Skipping step, loss scaler 0 reducing loss scale to 16384.0</text:p>
      <text:p text:style-name="P28">4/300 * Epoch (train): <text:s/>88% 34168/38930 [2:11:57&lt;18:23, <text:s/>4.31it/s, loss=0.003] <text:s text:c="3"/>Gradient overflow. <text:s/>Skipping step, loss scaler 0 reducing loss scale to 8192.0</text:p>
      <text:p text:style-name="P28">4/300 * Epoch (train): 100% 38930/38930 [2:30:24&lt;00:00, <text:s/>4.31it/s, loss=3.878e-04]</text:p>
      <text:p text:style-name="P28">4/300 * Epoch (valid): 100% 50/50 [00:03&lt;00:00, 14.62it/s, loss=0.050]</text:p>
      <text:p text:style-name="P28">4/300 * Epoch (valid_es): 100% 16/16 [00:01&lt;00:00, 12.08it/s, loss=0.108]</text:p>
      <text:p text:style-name="P28">4/300 * Epoch (valid_it): 100% 16/16 [00:01&lt;00:00, 11.76it/s, loss=0.006]</text:p>
      <text:p text:style-name="P28">4/300 * Epoch (valid_tr): 100% 19/19 [00:01&lt;00:00, 12.37it/s, loss=0.013] <text:s text:c="3"/></text:p>
      <text:p text:style-name="P28">[2020-05-10 08:46:08,997] </text:p>
      <text:p text:style-name="P28">4/300 * Epoch 4 (_base): lr=1.000e-05 | momentum=0.9000</text:p>
      <text:p text:style-name="P28">4/300 * Epoch 4 (train): auc/_mean=0.9950 | auc/class_0=0.9950 | loss=0.0063</text:p>
      <text:p text:style-name="P28">4/300 * Epoch 4 (valid): auc/_mean=0.9431 | auc/class_0=0.9431 | es_auc/_mean=0.9155 | es_auc/class_0=0.9155 | es_loss=0.0393 | it_auc/_mean=0.9348 | it_auc/class_0=0.9348 | it_loss=0.0339 | loss=0.0278 | tr_auc/_mean=0.9771 | tr_auc/class_0=0.9771 | tr_loss=0.0155</text:p>
      <text:p text:style-name="P28">4/300 * Epoch 4 (valid_es): auc/_mean=0.9155 | auc/class_0=0.9155 | loss=0.0393</text:p>
      <text:p text:style-name="P28">4/300 * Epoch 4 (valid_it): auc/_mean=0.9348 | auc/class_0=0.9348 | loss=0.0339</text:p>
      <text:p text:style-name="P28">4/300 * Epoch 4 (valid_tr): auc/_mean=0.9771 | auc/class_0=0.9771 | loss=0.0155</text:p>
      <text:p text:style-name="P28">5/300 * Epoch (train): <text:s text:c="2"/>4% 1545/38930 [05:56&lt;2:23:53, <text:s/>4.33it/s, loss=0.011] <text:s text:c="3"/>Gradient overflow. <text:s/>Skipping step, loss scaler 0 reducing loss scale to 32768.0</text:p>
      <text:p text:style-name="P28">5/300 * Epoch (train): <text:s/>12% 4654/38930 [17:54&lt;2:12:11, <text:s/>4.32it/s, loss=9.805e-04]Gradient overflow. <text:s/>Skipping step, loss scaler 0 reducing loss scale to 32768.0</text:p>
      <text:p text:style-name="P28">5/300 * Epoch (train): <text:s/>18% 7030/38930 [27:04&lt;2:02:55, <text:s/>4.33it/s, loss=0.005] <text:s text:c="3"/>Gradient overflow. <text:s/>Skipping step, loss scaler 0 reducing loss scale to 32768.0</text:p>
      <text:p text:style-name="P28">5/300 * Epoch (train): <text:s/>25% 9577/38930 [36:53&lt;1:53:14, <text:s/>4.32it/s, loss=0.001] <text:s text:c="3"/>Gradient overflow. <text:s/>Skipping step, loss scaler 0 reducing loss scale to 32768.0</text:p>
      <text:p text:style-name="P28">5/300 * Epoch (train): <text:s/>30% 11499/38930 [44:17&lt;1:45:54, <text:s/>4.32it/s, loss=0.004] <text:s text:c="3"/>Gradient overflow. <text:s/>Skipping step, loss scaler 0 reducing loss scale to 16384.0</text:p>
      <text:p text:style-name="P28">5/300 * Epoch (train): <text:s/>41% 15826/38930 [1:00:58&lt;1:29:13, <text:s/>4.32it/s, loss=0.018] <text:s text:c="3"/>Gradient overflow. <text:s/>Skipping step, loss scaler 0 reducing loss scale to 32768.0</text:p>
      <text:p text:style-name="P28">5/300 * Epoch (train): <text:s/>53% 20777/38930 [1:20:07&lt;1:10:12, <text:s/>4.31it/s, loss=0.004] <text:s text:c="3"/>Gradient overflow. <text:s/>Skipping step, loss scaler 0 reducing loss scale to 65536.0</text:p>
      <text:p text:style-name="P28">5/300 * Epoch (train): <text:s/>54% 20935/38930 [1:20:43&lt;1:09:38, <text:s/>4.31it/s, loss=8.662e-04]Gradient overflow. <text:s/>Skipping step, loss scaler 0 reducing loss scale to 32768.0</text:p>
      <text:p text:style-name="P28"><text:soft-page-break/>5/300 * Epoch (train): <text:s/>55% 21480/38930 [1:22:50&lt;1:07:25, <text:s/>4.31it/s, loss=0.005] <text:s text:c="3"/>Gradient overflow. <text:s/>Skipping step, loss scaler 0 reducing loss scale to 16384.0</text:p>
      <text:p text:style-name="P28">5/300 * Epoch (train): <text:s/>66% 25573/38930 [1:38:39&lt;51:36, <text:s/>4.31it/s, loss=0.001] <text:s text:c="5"/>Gradient overflow. <text:s/>Skipping step, loss scaler 0 reducing loss scale to 32768.0</text:p>
      <text:p text:style-name="P28">5/300 * Epoch (train): <text:s/>78% 30233/38930 [1:56:41&lt;33:41, <text:s/>4.30it/s, loss=0.002] <text:s text:c="3"/>Gradient overflow. <text:s/>Skipping step, loss scaler 0 reducing loss scale to 65536.0</text:p>
      <text:p text:style-name="P28">5/300 * Epoch (train): <text:s/>82% 31936/38930 [2:03:16&lt;27:01, <text:s/>4.31it/s, loss=0.001] <text:s text:c="3"/>Gradient overflow. <text:s/>Skipping step, loss scaler 0 reducing loss scale to 32768.0</text:p>
      <text:p text:style-name="P28">5/300 * Epoch (train): <text:s/>89% 34465/38930 [2:13:04&lt;17:16, <text:s/>4.31it/s, loss=0.003] <text:s text:c="3"/>Gradient overflow. <text:s/>Skipping step, loss scaler 0 reducing loss scale to 32768.0</text:p>
      <text:p text:style-name="P28">5/300 * Epoch (train): 100% 38930/38930 [2:30:22&lt;00:00, <text:s/>4.31it/s, loss=2.110e-04]</text:p>
      <text:p text:style-name="P28">5/300 * Epoch (valid): 100% 50/50 [00:03&lt;00:00, 14.63it/s, loss=0.053]</text:p>
      <text:p text:style-name="P28">5/300 * Epoch (valid_es): 100% 16/16 [00:01&lt;00:00, 12.22it/s, loss=0.112]</text:p>
      <text:p text:style-name="P28">5/300 * Epoch (valid_it): 100% 16/16 [00:01&lt;00:00, 11.95it/s, loss=0.003]</text:p>
      <text:p text:style-name="P28">5/300 * Epoch (valid_tr): 100% 19/19 [00:01&lt;00:00, 12.40it/s, loss=0.017] <text:s text:c="3"/></text:p>
      <text:p text:style-name="P28">[2020-05-10 11:17:27,970] </text:p>
      <text:p text:style-name="P28">5/300 * Epoch 5 (_base): lr=1.000e-05 | momentum=0.9000</text:p>
      <text:p text:style-name="P28">5/300 * Epoch 5 (train): auc/_mean=0.9966 | auc/class_0=0.9966 | loss=0.0052</text:p>
      <text:p text:style-name="P28">5/300 * Epoch 5 (valid): auc/_mean=0.9438 | auc/class_0=0.9438 | es_auc/_mean=0.9195 | es_auc/class_0=0.9195 | es_loss=0.0444 | it_auc/_mean=0.9318 | it_auc/class_0=0.9318 | it_loss=0.0368 | loss=0.0327 | tr_auc/_mean=0.9785 | tr_auc/class_0=0.9785 | tr_loss=0.0218</text:p>
      <text:p text:style-name="P28">5/300 * Epoch 5 (valid_es): auc/_mean=0.9195 | auc/class_0=0.9195 | loss=0.0444</text:p>
      <text:p text:style-name="P28">5/300 * Epoch 5 (valid_it): auc/_mean=0.9318 | auc/class_0=0.9318 | loss=0.0368</text:p>
      <text:p text:style-name="P28">5/300 * Epoch 5 (valid_tr): auc/_mean=0.9785 | auc/class_0=0.9785 | loss=0.0218</text:p>
      <text:p text:style-name="P26">6/300 * Epoch (train): <text:s text:c="2"/>0% 87/38930 [00:20&lt;2:28:54, <text:s/>4.35it/s, loss=0.001] <text:s text:c="3"/>Gradient overflow. <text:s/>Skipping step, loss scaler 0 reducing loss scale to 65536.0</text:p>
      <text:p text:style-name="P28">6/300 * Epoch (train): <text:s text:c="2"/>4% 1550/38930 [05:57&lt;2:24:10, <text:s/>4.32it/s, loss=0.006] <text:s text:c="3"/>Gradient overflow. <text:s/>Skipping step, loss scaler 0 reducing loss scale to 32768.0</text:p>
      <text:p text:style-name="P28">6/300 * Epoch (train): <text:s/>14% 5562/38930 [21:24&lt;2:08:36, <text:s/>4.32it/s, loss=0.002] <text:s text:c="3"/>Gradient overflow. <text:s/>Skipping step, loss scaler 0 reducing loss scale to 65536.0</text:p>
      <text:p text:style-name="P28">6/300 * Epoch (train): <text:s/>21% 8171/38930 [31:27&lt;1:58:36, <text:s/>4.32it/s, loss=0.003] <text:s text:c="3"/>Gradient overflow. <text:s/>Skipping step, loss scaler 0 reducing loss scale to 65536.0</text:p>
      <text:p text:style-name="P28">6/300 * Epoch (train): <text:s/>24% 9162/38930 [35:16&lt;1:54:43, <text:s/>4.32it/s, loss=8.878e-04]Gradient overflow. <text:s/>Skipping step, loss scaler 0 reducing loss scale to 32768.0</text:p>
      <text:p text:style-name="P28">6/300 * Epoch (train): <text:s/>30% 11510/38930 [44:19&lt;1:45:43, <text:s/>4.32it/s, loss=0.005] <text:s text:c="3"/>Gradient overflow. <text:s/>Skipping step, loss scaler 0 reducing loss scale to 32768.0</text:p>
      <text:p text:style-name="P28">6/300 * Epoch (train): <text:s/>36% 14007/38930 [53:57&lt;1:36:12, <text:s/>4.32it/s, loss=0.010] <text:s text:c="3"/>Gradient overflow. <text:s/>Skipping step, loss scaler 0 reducing loss scale to 32768.0</text:p>
      <text:p text:style-name="P28">6/300 * Epoch (train): <text:s/>46% 18033/38930 [1:09:31&lt;1:20:47, <text:s/>4.31it/s, loss=0.011] <text:s text:c="3"/>Gradient overflow. <text:s/>Skipping step, loss scaler 0 reducing loss scale to 65536.0</text:p>
      <text:p text:style-name="P28">6/300 * Epoch (train): <text:s/>51% 19740/38930 [1:16:11&lt;1:14:10, <text:s/>4.31it/s, loss=1.686e-04]Gradient overflow. <text:s/>Skipping step, loss scaler 0 reducing loss scale to 32768.0</text:p>
      <text:p text:style-name="P28">6/300 * Epoch (train): <text:s/>56% 21771/38930 [1:24:07&lt;1:07:38, <text:s/>4.23it/s, loss=0.002] <text:s text:c="3"/>Gradient overflow. <text:s/>Skipping step, loss scaler 0 reducing loss scale to 32768.0</text:p>
      <text:p text:style-name="P28">6/300 * Epoch (train): <text:s/>62% 23974/38930 [1:32:41&lt;1:02:08, <text:s/>4.01it/s, loss=6.399e-04]Gradient overflow. <text:s/>Skipping step, loss scaler 0 reducing loss scale to 32768.0</text:p>
      <text:p text:style-name="P28">6/300 * Epoch (train): <text:s/>64% 24873/38930 [1:36:10&lt;54:15, <text:s/>4.32it/s, loss=0.003] <text:s text:c="5"/>Gradient overflow. <text:s/>Skipping step, loss scaler 0 reducing loss scale to 16384.0</text:p>
      <text:p text:style-name="P28">6/300 * Epoch (train): <text:s/>72% 28014/38930 [1:48:29&lt;43:00, <text:s/>4.23it/s, loss=0.006] <text:s text:c="3"/>Gradient overflow. <text:s/>Skipping step, loss scaler 0 reducing loss scale to 16384.0</text:p>
      <text:p text:style-name="P28">6/300 * Epoch (train): <text:s/>83% 32136/38930 [2:04:48&lt;26:45, <text:s/>4.23it/s, loss=0.001] <text:s text:c="3"/>Gradient overflow. <text:s/>Skipping step, loss scaler 0 reducing loss scale to 32768.0</text:p>
      <text:p text:style-name="P28">6/300 * Epoch (train): <text:s/>88% 34305/38930 [2:13:26&lt;19:37, <text:s/>3.93it/s, loss=8.507e-04]Gradient overflow. <text:s/>Skipping step, loss scaler 0 reducing loss scale to 32768.0</text:p>
      <text:p text:style-name="P28">6/300 * Epoch (train): <text:s/>88% 34401/38930 [2:13:48&lt;17:45, <text:s/>4.25it/s, loss=0.006] <text:s text:c="3"/>Gradient overflow. <text:s/>Skipping step, loss scaler 0 reducing loss scale to 16384.0</text:p>
      <text:p text:style-name="P28"><text:soft-page-break/>6/300 * Epoch (train): <text:s/>94% 36756/38930 [2:23:09&lt;08:42, <text:s/>4.16it/s, loss=0.004] <text:s text:c="3"/>Gradient overflow. <text:s/>Skipping step, loss scaler 0 reducing loss scale to 16384.0</text:p>
      <text:p text:style-name="P28">6/300 * Epoch (train): <text:s/>95% 37016/38930 [2:24:12&lt;07:45, <text:s/>4.11it/s, loss=0.007] <text:s text:c="3"/>Gradient overflow. <text:s/>Skipping step, loss scaler 0 reducing loss scale to 8192.0</text:p>
      <text:p text:style-name="P28">6/300 * Epoch (train): 100% 38930/38930 [2:31:50&lt;00:00, <text:s/>4.27it/s, loss=4.322e-05]</text:p>
      <text:p text:style-name="P28">6/300 * Epoch (valid): 100% 50/50 [00:03&lt;00:00, 13.49it/s, loss=0.061]</text:p>
      <text:p text:style-name="P28">6/300 * Epoch (valid_es): 100% 16/16 [00:01&lt;00:00, 10.10it/s, loss=0.106]</text:p>
      <text:p text:style-name="P28">6/300 * Epoch (valid_it): 100% 16/16 [00:01&lt;00:00, 10.02it/s, loss=0.006]</text:p>
      <text:p text:style-name="P28">6/300 * Epoch (valid_tr): 100% 19/19 [00:01&lt;00:00, 10.36it/s, loss=0.027] <text:s text:c="3"/></text:p>
      <text:p text:style-name="P28">[2020-05-10 13:50:15,086] </text:p>
      <text:p text:style-name="P28">6/300 * Epoch 6 (_base): lr=1.000e-05 | momentum=0.9000</text:p>
      <text:p text:style-name="P28">6/300 * Epoch 6 (train): auc/_mean=0.9976 | auc/class_0=0.9976 | loss=0.0044</text:p>
      <text:p text:style-name="P28">6/300 * Epoch 6 (valid): auc/_mean=0.9490 | auc/class_0=0.9490 | es_auc/_mean=0.9341 | es_auc/class_0=0.9341 | es_loss=0.0396 | it_auc/_mean=0.9321 | it_auc/class_0=0.9321 | it_loss=0.0349 | loss=0.0319 | tr_auc/_mean=0.9785 | tr_auc/class_0=0.9785 | tr_loss=0.0252</text:p>
      <text:p text:style-name="P28">6/300 * Epoch 6 (valid_es): auc/_mean=0.9341 | auc/class_0=0.9341 | loss=0.0396</text:p>
      <text:p text:style-name="P28">6/300 * Epoch 6 (valid_it): auc/_mean=0.9321 | auc/class_0=0.9321 | loss=0.0349</text:p>
      <text:p text:style-name="P28">6/300 * Epoch 6 (valid_tr): auc/_mean=0.9785 | auc/class_0=0.9785 | loss=0.0252</text:p>
      <text:p text:style-name="P28">7/300 * Epoch (train): <text:s text:c="2"/>6% 2521/38930 [09:54&lt;2:22:45, <text:s/>4.25it/s, loss=0.009] <text:s text:c="3"/>Gradient overflow. <text:s/>Skipping step, loss scaler 0 reducing loss scale to 16384.0</text:p>
      <text:p text:style-name="P28">7/300 * Epoch (train): <text:s/>17% 6754/38930 [26:26&lt;2:05:57, <text:s/>4.26it/s, loss=0.003] <text:s text:c="3"/>Gradient overflow. <text:s/>Skipping step, loss scaler 0 reducing loss scale to 32768.0</text:p>
      <text:p text:style-name="P28">7/300 * Epoch (train): <text:s/>19% 7485/38930 [29:17&lt;2:03:39, <text:s/>4.24it/s, loss=5.815e-04]Gradient overflow. <text:s/>Skipping step, loss scaler 0 reducing loss scale to 16384.0</text:p>
      <text:p text:style-name="P28">7/300 * Epoch (train): <text:s/>26% 10155/38930 [39:44&lt;1:51:38, <text:s/>4.30it/s, loss=0.003] <text:s text:c="3"/>Gradient overflow. <text:s/>Skipping step, loss scaler 0 reducing loss scale to 16384.0</text:p>
      <text:p text:style-name="P28">7/300 * Epoch (train): <text:s/>40% 15681/38930 [1:01:06&lt;1:29:38, <text:s/>4.32it/s, loss=0.002] <text:s text:c="3"/>Gradient overflow. <text:s/>Skipping step, loss scaler 0 reducing loss scale to 32768.0</text:p>
      <text:p text:style-name="P28">7/300 * Epoch (train): <text:s/>52% 20436/38930 [1:19:27&lt;1:11:22, <text:s/>4.32it/s, loss=0.007] <text:s text:c="3"/>Gradient overflow. <text:s/>Skipping step, loss scaler 0 reducing loss scale to 65536.0</text:p>
      <text:p text:style-name="P28">7/300 * Epoch (train): <text:s/>57% 22295/38930 [1:26:37&lt;1:04:12, <text:s/>4.32it/s, loss=0.002] <text:s text:c="3"/>Gradient overflow. <text:s/>Skipping step, loss scaler 0 reducing loss scale to 32768.0</text:p>
      <text:p text:style-name="P28">7/300 * Epoch (train): <text:s/>70% 27095/38930 [1:45:10&lt;45:50, <text:s/>4.30it/s, loss=0.009] <text:s text:c="5"/>Gradient overflow. <text:s/>Skipping step, loss scaler 0 reducing loss scale to 65536.0</text:p>
      <text:p text:style-name="P28">7/300 * Epoch (train): <text:s/>70% 27115/38930 [1:45:15&lt;45:45, <text:s/>4.30it/s, loss=0.005] <text:s text:c="3"/>Gradient overflow. <text:s/>Skipping step, loss scaler 0 reducing loss scale to 32768.0</text:p>
      <text:p text:style-name="P28">7/300 * Epoch (train): <text:s/>82% 31728/38930 [2:03:05&lt;27:52, <text:s/>4.31it/s, loss=0.003] <text:s text:c="3"/>Gradient overflow. <text:s/>Skipping step, loss scaler 0 reducing loss scale to 65536.0</text:p>
      <text:p text:style-name="P28">7/300 * Epoch (train): <text:s/>88% 34366/38930 [2:13:18&lt;17:42, <text:s/>4.30it/s, loss=6.330e-04]Gradient overflow. <text:s/>Skipping step, loss scaler 0 reducing loss scale to 65536.0</text:p>
      <text:p text:style-name="P28">7/300 * Epoch (train): <text:s/>90% 34985/38930 [2:15:42&lt;15:16, <text:s/>4.31it/s, loss=0.002] <text:s text:c="3"/>Gradient overflow. <text:s/>Skipping step, loss scaler 0 reducing loss scale to 32768.0</text:p>
      <text:p text:style-name="P28">7/300 * Epoch (train): <text:s/>96% 37263/38930 [2:24:30&lt;06:27, <text:s/>4.31it/s, loss=0.001] <text:s text:c="3"/>Gradient overflow. <text:s/>Skipping step, loss scaler 0 reducing loss scale to 32768.0</text:p>
      <text:p text:style-name="P28">7/300 * Epoch (train): 100% 38930/38930 [2:30:58&lt;00:00, <text:s/>4.30it/s, loss=9.194e-05]</text:p>
      <text:p text:style-name="P28">7/300 * Epoch (valid): 100% 50/50 [00:03&lt;00:00, 14.87it/s, loss=0.075] <text:s text:c="3"/></text:p>
      <text:p text:style-name="P28">7/300 * Epoch (valid_es): 100% 16/16 [00:01&lt;00:00, 12.21it/s, loss=0.105]</text:p>
      <text:p text:style-name="P28">7/300 * Epoch (valid_it): 100% 16/16 [00:01&lt;00:00, 11.81it/s, loss=2.090e-04]</text:p>
      <text:p text:style-name="P28">7/300 * Epoch (valid_tr): 100% 19/19 [00:01&lt;00:00, 12.32it/s, loss=0.045] <text:s text:c="3"/></text:p>
      <text:p text:style-name="P28">[2020-05-10 16:23:06,656] </text:p>
      <text:p text:style-name="P28">7/300 * Epoch 7 (_base): lr=2.500e-06 | momentum=0.9000</text:p>
      <text:p text:style-name="P28">7/300 * Epoch 7 (train): auc/_mean=0.9982 | auc/class_0=0.9982 | loss=0.0039</text:p>
      <text:p text:style-name="P28">7/300 * Epoch 7 (valid): auc/_mean=0.9447 | auc/class_0=0.9447 | es_auc/_mean=0.9355 | es_auc/class_0=0.9355 | es_loss=0.0424 | it_auc/_mean=0.9476 | it_auc/class_0=0.9476 | it_loss=0.0371 | loss=0.0359 | tr_auc/_mean=0.9466 | tr_auc/class_0=0.9466 | tr_loss=0.0315</text:p>
      <text:p text:style-name="P28">7/300 * Epoch 7 (valid_es): auc/_mean=0.9355 | auc/class_0=0.9355 | loss=0.0424</text:p>
      <text:p text:style-name="P28"><text:soft-page-break/>7/300 * Epoch 7 (valid_it): auc/_mean=0.9476 | auc/class_0=0.9476 | loss=0.0371</text:p>
      <text:p text:style-name="P28">7/300 * Epoch 7 (valid_tr): auc/_mean=0.9466 | auc/class_0=0.9466 | loss=0.0315</text:p>
      <text:p text:style-name="P28">8/300 * Epoch (train): <text:s text:c="2"/>2% 742/38930 [02:51&lt;2:27:03, <text:s/>4.33it/s, loss=0.007] <text:s text:c="3"/>Gradient overflow. <text:s/>Skipping step, loss scaler 0 reducing loss scale to 32768.0</text:p>
      <text:p text:style-name="P28">8/300 * Epoch (train): <text:s/>10% 3816/38930 [14:42&lt;2:15:34, <text:s/>4.32it/s, loss=9.005e-05]Gradient overflow. <text:s/>Skipping step, loss scaler 0 reducing loss scale to 32768.0</text:p>
      <text:p text:style-name="P28">8/300 * Epoch (train): <text:s/>10% 3854/38930 [14:51&lt;2:14:59, <text:s/>4.33it/s, loss=0.005] <text:s text:c="3"/>Gradient overflow. <text:s/>Skipping step, loss scaler 0 reducing loss scale to 16384.0</text:p>
      <text:p text:style-name="P28">8/300 * Epoch (train): <text:s/>12% 4725/38930 [18:13&lt;2:11:37, <text:s/>4.33it/s, loss=0.003] <text:s text:c="3"/>Gradient overflow. <text:s/>Skipping step, loss scaler 0 reducing loss scale to 8192.0</text:p>
      <text:p text:style-name="P28">8/300 * Epoch (train): <text:s/>17% 6711/38930 [25:52&lt;2:03:51, <text:s/>4.34it/s, loss=0.003] <text:s text:c="3"/>Gradient overflow. <text:s/>Skipping step, loss scaler 0 reducing loss scale to 4096.0</text:p>
      <text:p text:style-name="P28">8/300 * Epoch (train): <text:s/>38% 14776/38930 [56:55&lt;1:33:04, <text:s/>4.33it/s, loss=3.811e-04]Gradient overflow. <text:s/>Skipping step, loss scaler 0 reducing loss scale to 32768.0</text:p>
      <text:p text:style-name="P28">8/300 * Epoch (train): <text:s/>41% 15957/38930 [1:01:28&lt;1:28:26, <text:s/>4.33it/s, loss=6.016e-04]Gradient overflow. <text:s/>Skipping step, loss scaler 0 reducing loss scale to 16384.0</text:p>
      <text:p text:style-name="P26">8/300 * Epoch (train): <text:s/>56% 21884/38930 [1:24:19&lt;1:05:49, <text:s/>4.32it/s, loss=0.017] <text:s text:c="3"/>Gradient overflow. <text:s/>Skipping step, loss scaler 0 reducing loss scale to 32768.0</text:p>
      <text:p text:style-name="P28">8/300 * Epoch (train): <text:s/>62% 24087/38930 [1:32:49&lt;57:21, <text:s/>4.31it/s, loss=6.828e-04] <text:s/>Gradient overflow. <text:s/>Skipping step, loss scaler 0 reducing loss scale to 32768.0</text:p>
      <text:p text:style-name="P28">8/300 * Epoch (train): <text:s/>66% 25552/38930 [1:38:28&lt;51:40, <text:s/>4.31it/s, loss=0.002] <text:s text:c="3"/>Gradient overflow. <text:s/>Skipping step, loss scaler 0 reducing loss scale to 16384.0</text:p>
      <text:p text:style-name="P28">8/300 * Epoch (train): <text:s/>85% 33100/38930 [2:07:42&lt;22:40, <text:s/>4.28it/s, loss=0.002] <text:s text:c="3"/>Gradient overflow. <text:s/>Skipping step, loss scaler 0 reducing loss scale to 65536.0</text:p>
      <text:p text:style-name="P28">8/300 * Epoch (train): <text:s/>95% 37118/38930 [2:23:15&lt;06:59, <text:s/>4.32it/s, loss=0.001] <text:s text:c="3"/>Gradient overflow. <text:s/>Skipping step, loss scaler 0 reducing loss scale to 131072.0</text:p>
      <text:p text:style-name="P28">8/300 * Epoch (train): <text:s/>97% 37796/38930 [2:25:52&lt;04:22, <text:s/>4.31it/s, loss=5.036e-04]Gradient overflow. <text:s/>Skipping step, loss scaler 0 reducing loss scale to 65536.0</text:p>
      <text:p text:style-name="P28">8/300 * Epoch (train): 100% 38930/38930 [2:30:16&lt;00:00, <text:s/>4.32it/s, loss=1.727e-05]</text:p>
      <text:p text:style-name="P28">8/300 * Epoch (valid): 100% 50/50 [00:03&lt;00:00, 14.65it/s, loss=0.079] <text:s text:c="3"/></text:p>
      <text:p text:style-name="P28">8/300 * Epoch (valid_es): 100% 16/16 [00:01&lt;00:00, 12.30it/s, loss=0.115] <text:s text:c="2"/></text:p>
      <text:p text:style-name="P28">8/300 * Epoch (valid_it): 100% 16/16 [00:01&lt;00:00, 11.79it/s, loss=2.990e-06]</text:p>
      <text:p text:style-name="P28">8/300 * Epoch (valid_tr): 100% 19/19 [00:01&lt;00:00, 12.45it/s, loss=0.046] <text:s text:c="3"/></text:p>
      <text:p text:style-name="P28">[2020-05-10 18:54:22,325] </text:p>
      <text:p text:style-name="P28">8/300 * Epoch 8 (_base): lr=2.500e-06 | momentum=0.9000</text:p>
      <text:p text:style-name="P28">8/300 * Epoch 8 (train): auc/_mean=0.9993 | auc/class_0=0.9993 | loss=0.0023</text:p>
      <text:p text:style-name="P28">8/300 * Epoch 8 (valid): auc/_mean=0.9529 | auc/class_0=0.9529 | es_auc/_mean=0.9382 | es_auc/class_0=0.9382 | es_loss=0.0499 | it_auc/_mean=0.9649 | it_auc/class_0=0.9649 | it_loss=0.0375 | loss=0.0393 | tr_auc/_mean=0.9475 | tr_auc/class_0=0.9475 | tr_loss=0.0342</text:p>
      <text:p text:style-name="P28">8/300 * Epoch 8 (valid_es): auc/_mean=0.9382 | auc/class_0=0.9382 | loss=0.0499</text:p>
      <text:p text:style-name="P28">8/300 * Epoch 8 (valid_it): auc/_mean=0.9649 | auc/class_0=0.9649 | loss=0.0375</text:p>
      <text:p text:style-name="P28">8/300 * Epoch 8 (valid_tr): auc/_mean=0.9475 | auc/class_0=0.9475 | loss=0.0342</text:p>
      <text:p text:style-name="P28">9/300 * Epoch (train): <text:s text:c="2"/>1% 353/38930 [01:21&lt;2:27:10, <text:s/>4.37it/s, loss=8.472e-06]Gradient overflow. <text:s/>Skipping step, loss scaler 0 reducing loss scale to 32768.0</text:p>
      <text:p text:style-name="P28">9/300 * Epoch (train): <text:s/>11% 4175/38930 [16:02&lt;2:13:36, <text:s/>4.34it/s, loss=4.082e-04]Gradient overflow. <text:s/>Skipping step, loss scaler 0 reducing loss scale to 32768.0</text:p>
      <text:p text:style-name="P28">9/300 * Epoch (train): <text:s/>22% 8527/38930 [32:46&lt;1:56:58, <text:s/>4.33it/s, loss=0.003] <text:s text:c="3"/>Gradient overflow. <text:s/>Skipping step, loss scaler 0 reducing loss scale to 65536.0</text:p>
      <text:p text:style-name="P28">9/300 * Epoch (train): <text:s/>28% 10798/38930 [41:31&lt;1:48:37, <text:s/>4.32it/s, loss=0.002] <text:s text:c="3"/>Gradient overflow. <text:s/>Skipping step, loss scaler 0 reducing loss scale to 65536.0</text:p>
      <text:p text:style-name="P28">9/300 * Epoch (train): <text:s/>28% 10906/38930 [41:56&lt;1:48:08, <text:s/>4.32it/s, loss=9.007e-04]Gradient overflow. <text:s/>Skipping step, loss scaler 0 reducing loss scale to 32768.0</text:p>
      <text:p text:style-name="P28"><text:soft-page-break/>9/300 * Epoch (train): <text:s/>45% 17645/38930 [1:07:54&lt;1:22:05, <text:s/>4.32it/s, loss=4.135e-04]Gradient overflow. <text:s/>Skipping step, loss scaler 0 reducing loss scale to 131072.0</text:p>
      <text:p text:style-name="P28">9/300 * Epoch (train): <text:s/>52% 20068/38930 [1:17:15&lt;1:12:57, <text:s/>4.31it/s, loss=4.270e-04]Gradient overflow. <text:s/>Skipping step, loss scaler 0 reducing loss scale to 131072.0</text:p>
      <text:p text:style-name="P28">9/300 * Epoch (train): <text:s/>57% 22056/38930 [1:24:55&lt;1:05:05, <text:s/>4.32it/s, loss=1.696e-04]Gradient overflow. <text:s/>Skipping step, loss scaler 0 reducing loss scale to 65536.0</text:p>
      <text:p text:style-name="P28">9/300 * Epoch (train): <text:s/>60% 23309/38930 [1:29:45&lt;1:00:14, <text:s/>4.32it/s, loss=1.515e-04]Gradient overflow. <text:s/>Skipping step, loss scaler 0 reducing loss scale to 32768.0</text:p>
      <text:p text:style-name="P28">9/300 * Epoch (train): <text:s/>76% 29735/38930 [1:54:37&lt;35:36, <text:s/>4.30it/s, loss=0.002] <text:s text:c="5"/>Gradient overflow. <text:s/>Skipping step, loss scaler 0 reducing loss scale to 131072.0</text:p>
      <text:p text:style-name="P28">9/300 * Epoch (train): <text:s/>78% 30362/38930 [1:57:04&lt;33:11, <text:s/>4.30it/s, loss=0.002] <text:s text:c="3"/>Gradient overflow. <text:s/>Skipping step, loss scaler 0 reducing loss scale to 65536.0</text:p>
      <text:p text:style-name="P28">9/300 * Epoch (train): <text:s/>84% 32567/38930 [2:05:38&lt;24:36, <text:s/>4.31it/s, loss=1.519e-04]Gradient overflow. <text:s/>Skipping step, loss scaler 0 reducing loss scale to 65536.0</text:p>
      <text:p text:style-name="P28">9/300 * Epoch (train): <text:s/>92% 35881/38930 [2:18:38&lt;11:50, <text:s/>4.29it/s, loss=2.441e-04]Gradient overflow. <text:s/>Skipping step, loss scaler 0 reducing loss scale to 65536.0</text:p>
      <text:p text:style-name="P28">9/300 * Epoch (train): <text:s/>97% 37703/38930 [2:25:47&lt;04:44, <text:s/>4.31it/s, loss=1.643e-04]Gradient overflow. <text:s/>Skipping step, loss scaler 0 reducing loss scale to 32768.0</text:p>
      <text:p text:style-name="P28">9/300 * Epoch (train): <text:s/>99% 38729/38930 [2:29:45&lt;00:46, <text:s/>4.30it/s, loss=4.022e-05]Gradient overflow. <text:s/>Skipping step, loss scaler 0 reducing loss scale to 16384.0</text:p>
      <text:p text:style-name="P28">9/300 * Epoch (train): 100% 38930/38930 [2:30:33&lt;00:00, <text:s/>4.31it/s, loss=4.261e-05]</text:p>
      <text:p text:style-name="P28">9/300 * Epoch (valid): 100% 50/50 [00:03&lt;00:00, 14.41it/s, loss=0.079] <text:s text:c="3"/></text:p>
      <text:p text:style-name="P28">9/300 * Epoch (valid_es): 100% 16/16 [00:01&lt;00:00, 12.01it/s, loss=0.118]</text:p>
      <text:p text:style-name="P28">9/300 * Epoch (valid_it): 100% 16/16 [00:01&lt;00:00, 11.18it/s, loss=2.652e-04]</text:p>
      <text:p text:style-name="P28">9/300 * Epoch (valid_tr): 100% 19/19 [00:01&lt;00:00, 11.53it/s, loss=0.045] <text:s text:c="3"/></text:p>
      <text:p text:style-name="P28">[2020-05-10 21:26:46,891] </text:p>
      <text:p text:style-name="P28">9/300 * Epoch 9 (_base): lr=2.500e-06 | momentum=0.9000</text:p>
      <text:p text:style-name="P28">9/300 * Epoch 9 (train): auc/_mean=0.9996 | auc/class_0=0.9996 | loss=0.0018</text:p>
      <text:p text:style-name="P28">9/300 * Epoch 9 (valid): auc/_mean=0.9494 | auc/class_0=0.9494 | es_auc/_mean=0.9407 | es_auc/class_0=0.9407 | es_loss=0.0549 | it_auc/_mean=0.9634 | it_auc/class_0=0.9634 | it_loss=0.0374 | loss=0.0411 | tr_auc/_mean=0.9355 | tr_auc/class_0=0.9355 | tr_loss=0.0347</text:p>
      <text:p text:style-name="P28">9/300 * Epoch 9 (valid_es): auc/_mean=0.9407 | auc/class_0=0.9407 | loss=0.0549</text:p>
      <text:p text:style-name="P28">9/300 * Epoch 9 (valid_it): auc/_mean=0.9634 | auc/class_0=0.9634 | loss=0.0374</text:p>
      <text:p text:style-name="P28">9/300 * Epoch 9 (valid_tr): auc/_mean=0.9355 | auc/class_0=0.9355 | loss=0.0347</text:p>
      <text:p text:style-name="P28">10/300 * Epoch (train): <text:s/>19% 7497/38930 [29:03&lt;2:01:17, <text:s/>4.32it/s, loss=1.807e-04]Gradient overflow. <text:s/>Skipping step, loss scaler 0 reducing loss scale to 65536.0</text:p>
      <text:p text:style-name="P28">10/300 * Epoch (train): <text:s/>23% 9017/38930 [34:58&lt;1:56:15, <text:s/>4.29it/s, loss=3.404e-04]Gradient overflow. <text:s/>Skipping step, loss scaler 0 reducing loss scale to 32768.0</text:p>
      <text:p text:style-name="P28">10/300 * Epoch (train): <text:s/>34% 13112/38930 [50:48&lt;1:39:36, <text:s/>4.32it/s, loss=1.566e-04]Gradient overflow. <text:s/>Skipping step, loss scaler 0 reducing loss scale to 65536.0</text:p>
      <text:p text:style-name="P28">10/300 * Epoch (train): <text:s/>42% 16355/38930 [1:03:20&lt;1:27:09, <text:s/>4.32it/s, loss=7.578e-05]Gradient overflow. <text:s/>Skipping step, loss scaler 0 reducing loss scale to 65536.0</text:p>
      <text:p text:style-name="P28">10/300 * Epoch (train): <text:s/>43% 16739/38930 [1:04:49&lt;1:26:05, <text:s/>4.30it/s, loss=0.007] <text:s text:c="3"/>Gradient overflow. <text:s/>Skipping step, loss scaler 0 reducing loss scale to 32768.0</text:p>
      <text:p text:style-name="P28">10/300 * Epoch (train): <text:s/>54% 20828/38930 [1:20:38&lt;1:10:06, <text:s/>4.30it/s, loss=0.003] <text:s text:c="3"/>Gradient overflow. <text:s/>Skipping step, loss scaler 0 reducing loss scale to 65536.0</text:p>
      <text:p text:style-name="P28"><text:soft-page-break/>10/300 * Epoch (train): <text:s/>64% 24849/38930 [1:36:12&lt;54:28, <text:s/>4.31it/s, loss=0.003] <text:s text:c="5"/>Gradient overflow. <text:s/>Skipping step, loss scaler 0 reducing loss scale to 131072.0</text:p>
      <text:p text:style-name="P28">10/300 * Epoch (train): <text:s/>67% 26232/38930 [1:41:38&lt;49:04, <text:s/>4.31it/s, loss=0.001] <text:s text:c="3"/>Gradient overflow. <text:s/>Skipping step, loss scaler 0 reducing loss scale to 65536.0</text:p>
      <text:p text:style-name="P28">10/300 * Epoch (train): <text:s/>75% 29146/38930 [1:52:57&lt;37:53, <text:s/>4.30it/s, loss=1.647e-04]Gradient overflow. <text:s/>Skipping step, loss scaler 0 reducing loss scale to 65536.0</text:p>
      <text:p text:style-name="P28">10/300 * Epoch (train): <text:s/>82% 31868/38930 [2:03:34&lt;27:17, <text:s/>4.31it/s, loss=5.661e-06]Gradient overflow. <text:s/>Skipping step, loss scaler 0 reducing loss scale to 65536.0</text:p>
      <text:p text:style-name="P28">10/300 * Epoch (train): <text:s/>87% 34010/38930 [2:11:55&lt;19:04, <text:s/>4.30it/s, loss=2.934e-04]Gradient overflow. <text:s/>Skipping step, loss scaler 0 reducing loss scale to 65536.0</text:p>
      <text:p text:style-name="P28">10/300 * Epoch (train): <text:s/>88% 34292/38930 [2:13:00&lt;17:59, <text:s/>4.30it/s, loss=4.052e-04]Gradient overflow. <text:s/>Skipping step, loss scaler 0 reducing loss scale to 32768.0</text:p>
      <text:p text:style-name="P28">10/300 * Epoch (train): 100% 38825/38930 [2:30:36&lt;00:24, <text:s/>4.24it/s, loss=0.012] <text:s text:c="3"/>Gradient overflow. <text:s/>Skipping step, loss scaler 0 reducing loss scale to 65536.0</text:p>
      <text:p text:style-name="P28">10/300 * Epoch (train): 100% 38930/38930 [2:31:02&lt;00:00, <text:s/>4.30it/s, loss=1.052e-05]</text:p>
      <text:p text:style-name="P28">10/300 * Epoch (valid): 100% 50/50 [00:03&lt;00:00, 14.61it/s, loss=0.084] <text:s text:c="3"/></text:p>
      <text:p text:style-name="P28">10/300 * Epoch (valid_es): 100% 16/16 [00:01&lt;00:00, 12.11it/s, loss=0.118]</text:p>
      <text:p text:style-name="P28">10/300 * Epoch (valid_it): 100% 16/16 [00:01&lt;00:00, 11.77it/s, loss=2.700e-06]</text:p>
      <text:p text:style-name="P28">10/300 * Epoch (valid_tr): 100% 19/19 [00:01&lt;00:00, 12.36it/s, loss=0.050] <text:s text:c="3"/></text:p>
      <text:p text:style-name="P28">[2020-05-10 23:58:46,218] </text:p>
      <text:p text:style-name="P28">10/300 * Epoch 10 (_base): lr=2.500e-06 | momentum=0.9000</text:p>
      <text:p text:style-name="P28">10/300 * Epoch 10 (train): auc/_mean=0.9997 | auc/class_0=0.9997 | loss=0.0016</text:p>
      <text:p text:style-name="P28">10/300 * Epoch 10 (valid): auc/_mean=0.9554 | auc/class_0=0.9554 | es_auc/_mean=0.9418 | es_auc/class_0=0.9418 | es_loss=0.0585 | it_auc/_mean=0.9668 | it_auc/class_0=0.9668 | it_loss=0.0374 | loss=0.0415 | tr_auc/_mean=0.9494 | tr_auc/class_0=0.9494 | tr_loss=0.0329</text:p>
      <text:p text:style-name="P28">10/300 * Epoch 10 (valid_es): auc/_mean=0.9418 | auc/class_0=0.9418 | loss=0.0585</text:p>
      <text:p text:style-name="P28">10/300 * Epoch 10 (valid_it): auc/_mean=0.9668 | auc/class_0=0.9668 | loss=0.0374</text:p>
      <text:p text:style-name="P28">10/300 * Epoch 10 (valid_tr): auc/_mean=0.9494 | auc/class_0=0.9494 | loss=0.0329</text:p>
      <text:p text:style-name="P26">11/300 * Epoch (train): <text:s/>10% 3946/38930 [15:16&lt;2:16:43, <text:s/>4.26it/s, loss=0.002] <text:s text:c="3"/>Gradient overflow. <text:s/>Skipping step, loss scaler 0 reducing loss scale to 131072.0</text:p>
      <text:p text:style-name="P28">11/300 * Epoch (train): <text:s/>15% 5721/38930 [22:08&lt;2:08:35, <text:s/>4.30it/s, loss=0.001] <text:s text:c="3"/>Gradient overflow. <text:s/>Skipping step, loss scaler 0 reducing loss scale to 65536.0</text:p>
      <text:p text:style-name="P28">11/300 * Epoch (train): <text:s/>15% 5886/38930 [22:47&lt;2:07:26, <text:s/>4.32it/s, loss=1.225e-04]Gradient overflow. <text:s/>Skipping step, loss scaler 0 reducing loss scale to 32768.0</text:p>
      <text:p text:style-name="P28">11/300 * Epoch (train): <text:s/>17% 6573/38930 [25:26&lt;2:04:41, <text:s/>4.32it/s, loss=0.003] <text:s text:c="3"/>Gradient overflow. <text:s/>Skipping step, loss scaler 0 reducing loss scale to 16384.0</text:p>
      <text:p text:style-name="P28">11/300 * Epoch (train): <text:s/>35% 13712/38930 [53:01&lt;1:37:12, <text:s/>4.32it/s, loss=0.001] <text:s text:c="3"/>Gradient overflow. <text:s/>Skipping step, loss scaler 0 reducing loss scale to 65536.0</text:p>
      <text:p text:style-name="P28">11/300 * Epoch (train): <text:s/>44% 16945/38930 [1:05:28&lt;1:24:55, <text:s/>4.31it/s, loss=5.316e-06]Gradient overflow. <text:s/>Skipping step, loss scaler 0 reducing loss scale to 65536.0</text:p>
      <text:p text:style-name="P28">11/300 * Epoch (train): <text:s/>51% 19887/38930 [1:16:49&lt;1:13:26, <text:s/>4.32it/s, loss=4.170e-04]Gradient overflow. <text:s/>Skipping step, loss scaler 0 reducing loss scale to 65536.0</text:p>
      <text:p text:style-name="P28">11/300 * Epoch (train): <text:s/>52% 20280/38930 [1:18:20&lt;1:12:01, <text:s/>4.32it/s, loss=4.486e-06]Gradient overflow. <text:s/>Skipping step, loss scaler 0 reducing loss scale to 32768.0</text:p>
      <text:p text:style-name="P28">11/300 * Epoch (train): <text:s/>60% 23422/38930 [1:30:27&lt;59:52, <text:s/>4.32it/s, loss=3.237e-05] <text:s/>Gradient overflow. <text:s/>Skipping step, loss scaler 0 reducing loss scale to 32768.0</text:p>
      <text:p text:style-name="P28"><text:soft-page-break/>11/300 * Epoch (train): <text:s/>66% 25796/38930 [1:39:37&lt;50:46, <text:s/>4.31it/s, loss=5.098e-04]Gradient overflow. <text:s/>Skipping step, loss scaler 0 reducing loss scale to 32768.0</text:p>
      <text:p text:style-name="P28">11/300 * Epoch (train): <text:s/>76% 29646/38930 [1:54:30&lt;35:58, <text:s/>4.30it/s, loss=3.739e-04]Gradient overflow. <text:s/>Skipping step, loss scaler 0 reducing loss scale to 32768.0</text:p>
      <text:p text:style-name="P28">11/300 * Epoch (train): <text:s/>92% 35655/38930 [2:17:45&lt;12:40, <text:s/>4.31it/s, loss=0.002] <text:s text:c="3"/>Gradient overflow. <text:s/>Skipping step, loss scaler 0 reducing loss scale to 131072.0</text:p>
      <text:p text:style-name="P28">11/300 * Epoch (train): <text:s/>98% 38312/38930 [2:28:02&lt;02:23, <text:s/>4.31it/s, loss=0.002] <text:s text:c="3"/>Gradient overflow. <text:s/>Skipping step, loss scaler 0 reducing loss scale to 131072.0</text:p>
      <text:p text:style-name="P28">11/300 * Epoch (train): <text:s/>99% 38630/38930 [2:29:15&lt;01:09, <text:s/>4.32it/s, loss=2.134e-05]Gradient overflow. <text:s/>Skipping step, loss scaler 0 reducing loss scale to 65536.0</text:p>
      <text:p text:style-name="P28">11/300 * Epoch (train): 100% 38930/38930 [2:30:26&lt;00:00, <text:s/>4.31it/s, loss=2.864e-06]</text:p>
      <text:p text:style-name="P28">11/300 * Epoch (valid): 100% 50/50 [00:03&lt;00:00, 14.67it/s, loss=0.066] <text:s text:c="3"/></text:p>
      <text:p text:style-name="P28">11/300 * Epoch (valid_es): 100% 16/16 [00:01&lt;00:00, 12.29it/s, loss=0.119]</text:p>
      <text:p text:style-name="P28">11/300 * Epoch (valid_it): 100% 16/16 [00:01&lt;00:00, 11.90it/s, loss=1.389e-05]</text:p>
      <text:p text:style-name="P28">11/300 * Epoch (valid_tr): 100% 19/19 [00:01&lt;00:00, 12.07it/s, loss=0.031] <text:s text:c="3"/></text:p>
      <text:p text:style-name="P28">[2020-05-11 02:31:05,434] </text:p>
      <text:p text:style-name="P28">11/300 * Epoch 11 (_base): lr=2.500e-06 | momentum=0.9000</text:p>
      <text:p text:style-name="P28">11/300 * Epoch 11 (train): auc/_mean=0.9998 | auc/class_0=0.9998 | loss=0.0014</text:p>
      <text:p text:style-name="P28">11/300 * Epoch 11 (valid): auc/_mean=0.9551 | auc/class_0=0.9551 | es_auc/_mean=0.9410 | es_auc/class_0=0.9410 | es_loss=0.0599 | it_auc/_mean=0.9663 | it_auc/class_0=0.9663 | it_loss=0.0390 | loss=0.0428 | tr_auc/_mean=0.9511 | tr_auc/class_0=0.9511 | tr_loss=0.0337</text:p>
      <text:p text:style-name="P28">11/300 * Epoch 11 (valid_es): auc/_mean=0.9410 | auc/class_0=0.9410 | loss=0.0599</text:p>
      <text:p text:style-name="P28">11/300 * Epoch 11 (valid_it): auc/_mean=0.9663 | auc/class_0=0.9663 | loss=0.0390</text:p>
      <text:p text:style-name="P28">11/300 * Epoch 11 (valid_tr): auc/_mean=0.9511 | auc/class_0=0.9511 | loss=0.0337</text:p>
      <text:p text:style-name="P28">12/300 * Epoch (train): <text:s/>10% 3793/38930 [14:33&lt;2:15:03, <text:s/>4.34it/s, loss=2.890e-05]Gradient overflow. <text:s/>Skipping step, loss scaler 0 reducing loss scale to 131072.0</text:p>
      <text:p text:style-name="P28">12/300 * Epoch (train): <text:s/>11% 4334/38930 [16:37&lt;2:12:42, <text:s/>4.34it/s, loss=1.914e-05]Gradient overflow. <text:s/>Skipping step, loss scaler 0 reducing loss scale to 65536.0</text:p>
      <text:p text:style-name="P28">12/300 * Epoch (train): <text:s/>24% 9511/38930 [36:31&lt;1:53:24, <text:s/>4.32it/s, loss=5.657e-04]Gradient overflow. <text:s/>Skipping step, loss scaler 0 reducing loss scale to 131072.0</text:p>
      <text:p text:style-name="P28">12/300 * Epoch (train): <text:s/>31% 11993/38930 [46:03&lt;1:43:42, <text:s/>4.33it/s, loss=0.004] <text:s text:c="3"/>Gradient overflow. <text:s/>Skipping step, loss scaler 0 reducing loss scale to 131072.0</text:p>
      <text:p text:style-name="P28">12/300 * Epoch (train): <text:s/>34% 13109/38930 [50:21&lt;1:39:16, <text:s/>4.33it/s, loss=2.995e-04]Gradient overflow. <text:s/>Skipping step, loss scaler 0 reducing loss scale to 65536.0</text:p>
      <text:p text:style-name="P28">12/300 * Epoch (train): <text:s/>40% 15474/38930 [59:26&lt;1:30:12, <text:s/>4.33it/s, loss=1.089e-04]Gradient overflow. <text:s/>Skipping step, loss scaler 0 reducing loss scale to 65536.0</text:p>
      <text:p text:style-name="P28">12/300 * Epoch (train): <text:s/>48% 18711/38930 [1:11:53&lt;1:17:42, <text:s/>4.34it/s, loss=0.001] <text:s text:c="3"/>Gradient overflow. <text:s/>Skipping step, loss scaler 0 reducing loss scale to 65536.0</text:p>
      <text:p text:style-name="P28">12/300 * Epoch (train): <text:s/>54% 21011/38930 [1:20:44&lt;1:09:05, <text:s/>4.32it/s, loss=6.256e-04]Gradient overflow. <text:s/>Skipping step, loss scaler 0 reducing loss scale to 65536.0</text:p>
      <text:p text:style-name="P28">12/300 * Epoch (train): <text:s/>56% 21961/38930 [1:24:23&lt;1:05:13, <text:s/>4.34it/s, loss=0.002] <text:s text:c="3"/>Gradient overflow. <text:s/>Skipping step, loss scaler 0 reducing loss scale to 32768.0</text:p>
      <text:p text:style-name="P28">12/300 * Epoch (train): <text:s/>62% 24252/38930 [1:33:12&lt;56:36, <text:s/>4.32it/s, loss=5.901e-04] <text:s/>Gradient overflow. <text:s/>Skipping step, loss scaler 0 reducing loss scale to 32768.0</text:p>
      <text:p text:style-name="P28"><text:soft-page-break/>12/300 * Epoch (train): <text:s/>75% 29300/38930 [1:52:39&lt;37:08, <text:s/>4.32it/s, loss=1.501e-04]Gradient overflow. <text:s/>Skipping step, loss scaler 0 reducing loss scale to 65536.0</text:p>
      <text:p text:style-name="P28">12/300 * Epoch (train): <text:s/>76% 29646/38930 [1:53:59&lt;35:46, <text:s/>4.33it/s, loss=2.309e-04]Gradient overflow. <text:s/>Skipping step, loss scaler 0 reducing loss scale to 32768.0</text:p>
      <text:p text:style-name="P28">12/300 * Epoch (train): <text:s/>87% 33755/38930 [2:09:50&lt;19:57, <text:s/>4.32it/s, loss=1.592e-04]Gradient overflow. <text:s/>Skipping step, loss scaler 0 reducing loss scale to 65536.0</text:p>
      <text:p text:style-name="P28">12/300 * Epoch (train): <text:s/>97% 37748/38930 [2:25:15&lt;04:33, <text:s/>4.32it/s, loss=1.506e-04]Gradient overflow. <text:s/>Skipping step, loss scaler 0 reducing loss scale to 65536.0</text:p>
      <text:p text:style-name="P28">12/300 * Epoch (train): 100% 38930/38930 [2:29:49&lt;00:00, <text:s/>4.33it/s, loss=7.509e-06]</text:p>
      <text:p text:style-name="P28">12/300 * Epoch (valid): 100% 50/50 [00:03&lt;00:00, 14.84it/s, loss=0.073] <text:s text:c="3"/></text:p>
      <text:p text:style-name="P28">12/300 * Epoch (valid_es): 100% 16/16 [00:01&lt;00:00, 12.24it/s, loss=0.120]</text:p>
      <text:p text:style-name="P28">12/300 * Epoch (valid_it): 100% 16/16 [00:01&lt;00:00, 11.99it/s, loss=8.876e-05]</text:p>
      <text:p text:style-name="P28">12/300 * Epoch (valid_tr): 100% 19/19 [00:01&lt;00:00, 12.27it/s, loss=0.038] <text:s text:c="3"/></text:p>
      <text:p text:style-name="P28">[2020-05-11 05:01:51,025] </text:p>
      <text:p text:style-name="P28">12/300 * Epoch 12 (_base): lr=2.500e-06 | momentum=0.9000</text:p>
      <text:p text:style-name="P28">12/300 * Epoch 12 (train): auc/_mean=0.9998 | auc/class_0=0.9998 | loss=0.0012</text:p>
      <text:p text:style-name="P28">12/300 * Epoch 12 (valid): auc/_mean=0.9542 | auc/class_0=0.9542 | es_auc/_mean=0.9400 | es_auc/class_0=0.9400 | es_loss=0.0551 | it_auc/_mean=0.9627 | it_auc/class_0=0.9627 | it_loss=0.0384 | loss=0.0413 | tr_auc/_mean=0.9558 | tr_auc/class_0=0.9558 | tr_loss=0.0344</text:p>
      <text:p text:style-name="P28">12/300 * Epoch 12 (valid_es): auc/_mean=0.9400 | auc/class_0=0.9400 | loss=0.0551</text:p>
      <text:p text:style-name="P28">12/300 * Epoch 12 (valid_it): auc/_mean=0.9627 | auc/class_0=0.9627 | loss=0.0384</text:p>
      <text:p text:style-name="P28">12/300 * Epoch 12 (valid_tr): auc/_mean=0.9558 | auc/class_0=0.9558 | loss=0.0344</text:p>
      <text:p text:style-name="P28">13/300 * Epoch (train): <text:s text:c="2"/>9% 3580/38930 [13:43&lt;2:15:41, <text:s/>4.34it/s, loss=0.001] <text:s text:c="3"/>Gradient overflow. <text:s/>Skipping step, loss scaler 0 reducing loss scale to 131072.0</text:p>
      <text:p text:style-name="P28">13/300 * Epoch (train): <text:s/>16% 6380/38930 [24:28&lt;2:04:49, <text:s/>4.35it/s, loss=9.352e-04]Gradient overflow. <text:s/>Skipping step, loss scaler 0 reducing loss scale to 131072.0</text:p>
      <text:p text:style-name="P28">13/300 * Epoch (train): <text:s/>24% 9390/38930 [36:02&lt;1:53:36, <text:s/>4.33it/s, loss=2.575e-04]Gradient overflow. <text:s/>Skipping step, loss scaler 0 reducing loss scale to 131072.0</text:p>
      <text:p text:style-name="P28">13/300 * Epoch (train): <text:s/>29% 11447/38930 [43:56&lt;1:45:28, <text:s/>4.34it/s, loss=0.003] <text:s text:c="3"/>Gradient overflow. <text:s/>Skipping step, loss scaler 0 reducing loss scale to 131072.0</text:p>
      <text:p text:style-name="P28">13/300 * Epoch (train): <text:s/>30% 11764/38930 [45:09&lt;1:44:23, <text:s/>4.34it/s, loss=1.094e-04]Gradient overflow. <text:s/>Skipping step, loss scaler 0 reducing loss scale to 65536.0</text:p>
      <text:p text:style-name="P28">13/300 * Epoch (train): <text:s/>43% 16592/38930 [1:03:42&lt;1:25:58, <text:s/>4.33it/s, loss=5.944e-05]Gradient overflow. <text:s/>Skipping step, loss scaler 0 reducing loss scale to 131072.0</text:p>
      <text:p text:style-name="P28">13/300 * Epoch (train): <text:s/>46% 17924/38930 [1:08:49&lt;1:20:53, <text:s/>4.33it/s, loss=6.127e-04]Gradient overflow. <text:s/>Skipping step, loss scaler 0 reducing loss scale to 65536.0</text:p>
      <text:p text:style-name="P28">13/300 * Epoch (train): <text:s/>47% 18347/38930 [1:10:27&lt;1:19:07, <text:s/>4.34it/s, loss=0.005] <text:s text:c="3"/>Gradient overflow. <text:s/>Skipping step, loss scaler 0 reducing loss scale to 32768.0</text:p>
      <text:p text:style-name="P28">13/300 * Epoch (train): <text:s/>62% 24013/38930 [1:32:14&lt;57:27, <text:s/>4.33it/s, loss=6.068e-05] <text:s/>Gradient overflow. <text:s/>Skipping step, loss scaler 0 reducing loss scale to 65536.0</text:p>
      <text:p text:style-name="P26">13/300 * Epoch (train): <text:s/>77% 30020/38930 [1:55:25&lt;34:32, <text:s/>4.30it/s, loss=0.002] <text:s text:c="3"/>Gradient overflow. <text:s/>Skipping step, loss scaler 0 reducing loss scale to 262144.0</text:p>
      <text:p text:style-name="P28">13/300 * Epoch (train): <text:s/>82% 31969/38930 [2:02:57&lt;27:01, <text:s/>4.29it/s, loss=0.002] <text:s text:c="3"/>Gradient overflow. <text:s/>Skipping step, loss scaler 0 reducing loss scale to 131072.0</text:p>
      <text:p text:style-name="P28"><text:soft-page-break/>13/300 * Epoch (train): <text:s/>82% 32067/38930 [2:03:20&lt;26:37, <text:s/>4.30it/s, loss=2.382e-05]Gradient overflow. <text:s/>Skipping step, loss scaler 0 reducing loss scale to 65536.0</text:p>
      <text:p text:style-name="P28">13/300 * Epoch (train): <text:s/>92% 35987/38930 [2:18:31&lt;11:24, <text:s/>4.30it/s, loss=1.904e-04]Gradient overflow. <text:s/>Skipping step, loss scaler 0 reducing loss scale to 65536.0</text:p>
      <text:p text:style-name="P28">13/300 * Epoch (train): <text:s/>96% 37317/38930 [2:23:40&lt;06:14, <text:s/>4.31it/s, loss=6.173e-05]Gradient overflow. <text:s/>Skipping step, loss scaler 0 reducing loss scale to 32768.0</text:p>
      <text:p text:style-name="P28">13/300 * Epoch (train): 100% 38930/38930 [2:29:55&lt;00:00, <text:s/>4.33it/s, loss=1.072e-05]</text:p>
      <text:p text:style-name="P28">13/300 * Epoch (valid): 100% 50/50 [00:03&lt;00:00, 14.77it/s, loss=0.080] <text:s text:c="3"/></text:p>
      <text:p text:style-name="P28">13/300 * Epoch (valid_es): 100% 16/16 [00:01&lt;00:00, 12.01it/s, loss=0.121]</text:p>
      <text:p text:style-name="P28">13/300 * Epoch (valid_it): 100% 16/16 [00:01&lt;00:00, 11.91it/s, loss=1.753e-06]</text:p>
      <text:p text:style-name="P28">13/300 * Epoch (valid_tr): 100% 19/19 [00:01&lt;00:00, 12.42it/s, loss=0.045] <text:s text:c="3"/></text:p>
      <text:p text:style-name="P28">[2020-05-11 07:32:41,901] </text:p>
      <text:p text:style-name="P28">13/300 * Epoch 13 (_base): lr=6.250e-07 | momentum=0.9000</text:p>
      <text:p text:style-name="P28">13/300 * Epoch 13 (train): auc/_mean=0.9999 | auc/class_0=0.9999 | loss=0.0011</text:p>
      <text:p text:style-name="P28">13/300 * Epoch 13 (valid): auc/_mean=0.9528 | auc/class_0=0.9528 | es_auc/_mean=0.9388 | es_auc/class_0=0.9388 | es_loss=0.0556 | it_auc/_mean=0.9599 | it_auc/class_0=0.9599 | it_loss=0.0410 | loss=0.0420 | tr_auc/_mean=0.9537 | tr_auc/class_0=0.9537 | tr_loss=0.0336</text:p>
      <text:p text:style-name="P28">13/300 * Epoch 13 (valid_es): auc/_mean=0.9388 | auc/class_0=0.9388 | loss=0.0556</text:p>
      <text:p text:style-name="P28">13/300 * Epoch 13 (valid_it): auc/_mean=0.9599 | auc/class_0=0.9599 | loss=0.0410</text:p>
      <text:p text:style-name="P28">13/300 * Epoch 13 (valid_tr): auc/_mean=0.9537 | auc/class_0=0.9537 | loss=0.0336</text:p>
      <text:p text:style-name="P28">14/300 * Epoch (train): <text:s text:c="2"/>2% 831/38930 [03:11&lt;2:26:20, <text:s/>4.34it/s, loss=2.178e-04]Gradient overflow. <text:s/>Skipping step, loss scaler 0 reducing loss scale to 32768.0</text:p>
      <text:p text:style-name="P28">14/300 * Epoch (train): <text:s/>20% 7638/38930 [29:22&lt;2:00:23, <text:s/>4.33it/s, loss=1.310e-05]Gradient overflow. <text:s/>Skipping step, loss scaler 0 reducing loss scale to 131072.0</text:p>
      <text:p text:style-name="P28">14/300 * Epoch (train): <text:s/>24% 9241/38930 [35:32&lt;1:54:15, <text:s/>4.33it/s, loss=7.163e-04]Gradient overflow. <text:s/>Skipping step, loss scaler 0 reducing loss scale to 65536.0</text:p>
      <text:p text:style-name="P28">14/300 * Epoch (train): <text:s/>31% 12014/38930 [46:12&lt;1:43:22, <text:s/>4.34it/s, loss=3.408e-05]Gradient overflow. <text:s/>Skipping step, loss scaler 0 reducing loss scale to 65536.0</text:p>
      <text:p text:style-name="P28">14/300 * Epoch (train): <text:s/>40% 15702/38930 [1:00:24&lt;1:29:20, <text:s/>4.33it/s, loss=7.154e-05]Gradient overflow. <text:s/>Skipping step, loss scaler 0 reducing loss scale to 65536.0</text:p>
      <text:p text:style-name="P28">14/300 * Epoch (train): <text:s/>48% 18563/38930 [1:11:25&lt;1:18:27, <text:s/>4.33it/s, loss=3.037e-05]Gradient overflow. <text:s/>Skipping step, loss scaler 0 reducing loss scale to 65536.0</text:p>
      <text:p text:style-name="P28">14/300 * Epoch (train): <text:s/>59% 22951/38930 [1:28:21&lt;1:01:44, <text:s/>4.31it/s, loss=9.174e-05]Gradient overflow. <text:s/>Skipping step, loss scaler 0 reducing loss scale to 131072.0</text:p>
      <text:p text:style-name="P28">14/300 * Epoch (train): <text:s/>64% 25085/38930 [1:36:35&lt;53:22, <text:s/>4.32it/s, loss=7.185e-06] <text:s/>Gradient overflow. <text:s/>Skipping step, loss scaler 0 reducing loss scale to 131072.0</text:p>
      <text:p text:style-name="P28">14/300 * Epoch (train): <text:s/>67% 26175/38930 [1:40:48&lt;49:11, <text:s/>4.32it/s, loss=5.000e-06]Gradient overflow. <text:s/>Skipping step, loss scaler 0 reducing loss scale to 65536.0</text:p>
      <text:p text:style-name="P28">14/300 * Epoch (train): <text:s/>75% 29040/38930 [1:51:52&lt;38:09, <text:s/>4.32it/s, loss=2.620e-06]Gradient overflow. <text:s/>Skipping step, loss scaler 0 reducing loss scale to 65536.0</text:p>
      <text:p text:style-name="P28">14/300 * Epoch (train): <text:s/>83% 32426/38930 [2:04:57&lt;25:09, <text:s/>4.31it/s, loss=0.002] <text:s text:c="3"/>Gradient overflow. <text:s/>Skipping step, loss scaler 0 reducing loss scale to 65536.0</text:p>
      <text:p text:style-name="P28"><text:soft-page-break/>14/300 * Epoch (train): <text:s/>94% 36465/38930 [2:20:35&lt;09:34, <text:s/>4.29it/s, loss=2.297e-04]Gradient overflow. <text:s/>Skipping step, loss scaler 0 reducing loss scale to 131072.0</text:p>
      <text:p text:style-name="P28">14/300 * Epoch (train): <text:s/>99% 38481/38930 [2:28:22&lt;01:44, <text:s/>4.31it/s, loss=8.905e-06]Gradient overflow. <text:s/>Skipping step, loss scaler 0 reducing loss scale to 131072.0</text:p>
      <text:p text:style-name="P28">14/300 * Epoch (train): 100% 38930/38930 [2:30:07&lt;00:00, <text:s/>4.32it/s, loss=2.904e-06]</text:p>
      <text:p text:style-name="P28">14/300 * Epoch (valid): 100% 50/50 [00:03&lt;00:00, 14.70it/s, loss=0.073] <text:s text:c="3"/></text:p>
      <text:p text:style-name="P28">14/300 * Epoch (valid_es): 100% 16/16 [00:01&lt;00:00, 12.30it/s, loss=0.121]</text:p>
      <text:p text:style-name="P28">14/300 * Epoch (valid_it): 100% 16/16 [00:01&lt;00:00, 12.02it/s, loss=5.482e-06]</text:p>
      <text:p text:style-name="P28">14/300 * Epoch (valid_tr): 100% 19/19 [00:01&lt;00:00, 12.37it/s, loss=0.037] <text:s text:c="3"/></text:p>
      <text:p text:style-name="P28">[2020-05-11 10:03:45,947] </text:p>
      <text:p text:style-name="P28">14/300 * Epoch 14 (_base): lr=6.250e-07 | momentum=0.9000</text:p>
      <text:p text:style-name="P28">14/300 * Epoch 14 (train): auc/_mean=0.9999 | auc/class_0=0.9999 | loss=0.0008</text:p>
      <text:p text:style-name="P28">14/300 * Epoch 14 (valid): auc/_mean=0.9477 | auc/class_0=0.9477 | es_auc/_mean=0.9393 | es_auc/class_0=0.9393 | es_loss=0.0561 | it_auc/_mean=0.9527 | it_auc/class_0=0.9527 | it_loss=0.0421 | loss=0.0422 | tr_auc/_mean=0.9453 | tr_auc/class_0=0.9453 | tr_loss=0.0327</text:p>
      <text:p text:style-name="P28">14/300 * Epoch 14 (valid_es): auc/_mean=0.9393 | auc/class_0=0.9393 | loss=0.0561</text:p>
      <text:p text:style-name="P28">14/300 * Epoch 14 (valid_it): auc/_mean=0.9527 | auc/class_0=0.9527 | loss=0.0421</text:p>
      <text:p text:style-name="P28">14/300 * Epoch 14 (valid_tr): auc/_mean=0.9453 | auc/class_0=0.9453 | loss=0.0327</text:p>
      <text:p text:style-name="P28">15/300 * Epoch (train): <text:s text:c="2"/>1% 251/38930 [00:57&lt;2:27:43, <text:s/>4.36it/s, loss=1.137e-05]Gradient overflow. <text:s/>Skipping step, loss scaler 0 reducing loss scale to 65536.0</text:p>
      <text:p text:style-name="P28">15/300 * Epoch (train): <text:s/>11% 4262/38930 [16:20&lt;2:13:12, <text:s/>4.34it/s, loss=2.962e-04]Gradient overflow. <text:s/>Skipping step, loss scaler 0 reducing loss scale to 131072.0</text:p>
      <text:p text:style-name="P28">15/300 * Epoch (train): <text:s/>19% 7432/38930 [28:31&lt;2:01:17, <text:s/>4.33it/s, loss=9.621e-05]Gradient overflow. <text:s/>Skipping step, loss scaler 0 reducing loss scale to 131072.0</text:p>
      <text:p text:style-name="P28">15/300 * Epoch (train): <text:s/>26% 9958/38930 [38:14&lt;1:51:37, <text:s/>4.33it/s, loss=9.114e-04]Gradient overflow. <text:s/>Skipping step, loss scaler 0 reducing loss scale to 131072.0</text:p>
      <text:p text:style-name="P28">15/300 * Epoch (train): <text:s/>32% 12638/38930 [48:32&lt;1:41:12, <text:s/>4.33it/s, loss=1.195e-05]Gradient overflow. <text:s/>Skipping step, loss scaler 0 reducing loss scale to 131072.0</text:p>
      <text:p text:style-name="P28">15/300 * Epoch (train): <text:s/>34% 13205/38930 [50:43&lt;1:38:57, <text:s/>4.33it/s, loss=6.400e-06]Gradient overflow. <text:s/>Skipping step, loss scaler 0 reducing loss scale to 65536.0</text:p>
      <text:p text:style-name="P28">15/300 * Epoch (train): <text:s/>35% 13679/38930 [52:33&lt;1:37:08, <text:s/>4.33it/s, loss=1.072e-04]Gradient overflow. <text:s/>Skipping step, loss scaler 0 reducing loss scale to 32768.0</text:p>
      <text:p text:style-name="P28">15/300 * Epoch (train): <text:s/>48% 18561/38930 [1:11:21&lt;1:18:31, <text:s/>4.32it/s, loss=9.787e-07]Gradient overflow. <text:s/>Skipping step, loss scaler 0 reducing loss scale to 65536.0</text:p>
      <text:p text:style-name="P28">15/300 * Epoch (train): <text:s/>48% 18847/38930 [1:12:27&lt;1:17:20, <text:s/>4.33it/s, loss=7.185e-05]Gradient overflow. <text:s/>Skipping step, loss scaler 0 reducing loss scale to 32768.0</text:p>
      <text:p text:style-name="P28">15/300 * Epoch (train): <text:s/>55% 21221/38930 [1:21:35&lt;1:08:12, <text:s/>4.33it/s, loss=3.249e-04]Gradient overflow. <text:s/>Skipping step, loss scaler 0 reducing loss scale to 32768.0</text:p>
      <text:p text:style-name="P28">15/300 * Epoch (train): <text:s/>68% 26407/38930 [1:41:36&lt;48:20, <text:s/>4.32it/s, loss=0.002] <text:s text:c="5"/>Gradient overflow. <text:s/>Skipping step, loss scaler 0 reducing loss scale to 65536.0</text:p>
      <text:p text:style-name="P28">15/300 * Epoch (train): <text:s/>78% 30438/38930 [1:57:11&lt;32:54, <text:s/>4.30it/s, loss=1.307e-05]Gradient overflow. <text:s/>Skipping step, loss scaler 0 reducing loss scale to 131072.0</text:p>
      <text:p text:style-name="P28"><text:soft-page-break/>15/300 * Epoch (train): <text:s/>81% 31507/38930 [2:01:20&lt;28:42, <text:s/>4.31it/s, loss=3.825e-05]Gradient overflow. <text:s/>Skipping step, loss scaler 0 reducing loss scale to 65536.0</text:p>
      <text:p text:style-name="P28">15/300 * Epoch (train): <text:s/>90% 35065/38930 [2:15:09&lt;15:03, <text:s/>4.28it/s, loss=1.610e-04]Gradient overflow. <text:s/>Skipping step, loss scaler 0 reducing loss scale to 65536.0</text:p>
      <text:p text:style-name="P28">15/300 * Epoch (train): 100% 38930/38930 [2:30:09&lt;00:00, <text:s/>4.32it/s, loss=3.361e-06]</text:p>
      <text:p text:style-name="P28">15/300 * Epoch (valid): 100% 50/50 [00:03&lt;00:00, 14.83it/s, loss=0.085] <text:s text:c="3"/></text:p>
      <text:p text:style-name="P28">15/300 * Epoch (valid_es): 100% 16/16 [00:01&lt;00:00, 12.24it/s, loss=0.121]</text:p>
      <text:p text:style-name="P28">15/300 * Epoch (valid_it): 100% 16/16 [00:01&lt;00:00, 12.01it/s, loss=8.070e-07]</text:p>
      <text:p text:style-name="P28">15/300 * Epoch (valid_tr): 100% 19/19 [00:01&lt;00:00, 12.34it/s, loss=0.050] <text:s text:c="3"/></text:p>
      <text:p text:style-name="P28">[2020-05-11 12:34:50,967] </text:p>
      <text:p text:style-name="P28">15/300 * Epoch 15 (_base): lr=6.250e-07 | momentum=0.9000</text:p>
      <text:p text:style-name="P28">15/300 * Epoch 15 (train): auc/_mean=0.9999 | auc/class_0=0.9999 | loss=0.0007</text:p>
      <text:p text:style-name="P28">15/300 * Epoch 15 (valid): auc/_mean=0.9440 | auc/class_0=0.9440 | es_auc/_mean=0.9314 | es_auc/class_0=0.9314 | es_loss=0.0580 | it_auc/_mean=0.9483 | it_auc/class_0=0.9483 | it_loss=0.0436 | loss=0.0446 | tr_auc/_mean=0.9489 | tr_auc/class_0=0.9489 | tr_loss=0.0362</text:p>
      <text:p text:style-name="P28">15/300 * Epoch 15 (valid_es): auc/_mean=0.9314 | auc/class_0=0.9314 | loss=0.0580</text:p>
      <text:p text:style-name="P28">15/300 * Epoch 15 (valid_it): auc/_mean=0.9483 | auc/class_0=0.9483 | loss=0.0436</text:p>
      <text:p text:style-name="P28">15/300 * Epoch 15 (valid_tr): auc/_mean=0.9489 | auc/class_0=0.9489 | loss=0.0362</text:p>
      <text:p text:style-name="P25"/>
      <text:p text:style-name="P15"/>
      <text:p text:style-name="P14"/>
      <text:p text:style-name="P14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8:38:21.050769794</meta:creation-date>
    <meta:generator>LibreOffice/6.0.7.3$Linux_X86_64 LibreOffice_project/00m0$Build-3</meta:generator>
    <dc:date>2020-05-17T12:31:15.290233725</dc:date>
    <meta:editing-duration>P17DT8H20M46S</meta:editing-duration>
    <meta:editing-cycles>26</meta:editing-cycles>
    <meta:document-statistic meta:table-count="0" meta:image-count="0" meta:object-count="0" meta:page-count="16" meta:paragraph-count="457" meta:word-count="6586" meta:character-count="52905" meta:non-whitespace-character-count="45416"/>
  </office:meta>
</office:document-meta>
</file>